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the_20_best_20_Photo_20_Booth_20_rental_20_Dana_20_Point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856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 best Photo Booth rental Dana Poin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lagunabeachphotoboothrentals/photo-booth-rental-laguna-beach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5652.34pt" draw:caption-point-x="1776.98pt" draw:caption-point-y="-5652.06pt">
              <dc:date>2024-07-22T00:00:00</dc:date>
              <text:p text:style-name="P1">link https://sites.google.com/view/lagunabeachphotoboothrentals/photo-booth-rental-laguna-beach</text:p>
              <text:p text:style-name="P1"><text:tab/>-Erin Edwards</text:p>
              <text:p text:style-name="P1">----</text:p>
              <text:p text:style-name="P1">document https://docs.google.com/document/d/17vvpwNgjWyvDw0OTWWGlC21a6FUOJ5P9ddMfMmDA4SI/edit?usp=sharing</text:p>
              <text:p text:style-name="P1"/>
              <text:p text:style-name="P1"><text:s/>document pub https://docs.google.com/document/d/17vvpwNgjWyvDw0OTWWGlC21a6FUOJ5P9ddMfMmDA4SI/pub</text:p>
              <text:p text:style-name="P1"/>
              <text:p text:style-name="P1"><text:s/>document view https://docs.google.com/document/d/17vvpwNgjWyvDw0OTWWGlC21a6FUOJ5P9ddMfMmDA4SI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CCR_vWTCqKN0TLBNUDLno9JysCf1Rr7BKHpwFcIdJxo/edit?usp=sharing</text:p>
              <text:p text:style-name="P1"/>
              <text:p text:style-name="P1"><text:s/>document pub https://docs.google.com/document/d/1CCR_vWTCqKN0TLBNUDLno9JysCf1Rr7BKHpwFcIdJxo/pub</text:p>
              <text:p text:style-name="P1"/>
              <text:p text:style-name="P1"><text:s/>document view https://docs.google.com/document/d/1CCR_vWTCqKN0TLBNUDLno9JysCf1Rr7BKHpwFcIdJxo/view</text:p>
              <text:p text:style-name="P1"/>
              <text:p text:style-name="P1"><text:s/>document https://docs.google.com/document/d/1hODfWPJ1-LbDJMvisEBNKwBUdidCNXNsBSkR-Hgxp64/edit?usp=sharing</text:p>
              <text:p text:style-name="P1"/>
              <text:p text:style-name="P1"><text:s/>document pub https://docs.google.com/document/d/1hODfWPJ1-LbDJMvisEBNKwBUdidCNXNsBSkR-Hgxp64/pub</text:p>
              <text:p text:style-name="P1"/>
              <text:p text:style-name="P1"><text:s/>document view https://docs.google.com/document/d/1hODfWPJ1-LbDJMvisEBNKwBUdidCNXNsBSkR-Hgxp64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><text:tab/>-Erin Edwards</text:p>
              <text:p text:style-name="P1">----</text:p>
              <text:p text:style-name="P1">link https://sites.google.com/view/lagunabeachphotoboothrentals/photo-booth-rental-laguna-beach</text:p>
              <text:p text:style-name="P1"/>
              <text:p text:style-name="P1"><text:s/>document https://docs.google.com/document/d/1smRK8wVLdr7LW35xG5WVEG5_4p28drlAe3coSZNEry4/edit?usp=sharing</text:p>
              <text:p text:style-name="P1"/>
              <text:p text:style-name="P1"><text:s/>document pub https://docs.google.com/document/d/1smRK8wVLdr7LW35xG5WVEG5_4p28drlAe3coSZNEry4/pub</text:p>
              <text:p text:style-name="P1"/>
              <text:p text:style-name="P1"><text:s/>document view https://docs.google.com/document/d/1smRK8wVLdr7LW35xG5WVEG5_4p28drlAe3coSZNEry4/view</text:p>
              <text:p text:style-name="P1"/>
              <text:p text:style-name="P1"><text:s/>document https://docs.google.com/document/d/1NPwvXnsaIpdOzBtk06Q4tveuMqGHi9hiVETVKR7-OiE/edit?usp=sharing</text:p>
              <text:p text:style-name="P1"/>
              <text:p text:style-name="P1"><text:s/>document pub https://docs.google.com/document/d/1NPwvXnsaIpdOzBtk06Q4tveuMqGHi9hiVETVKR7-OiE/pub</text:p>
              <text:p text:style-name="P1"/>
              <text:p text:style-name="P1"><text:s/>document view https://docs.google.com/document/d/1NPwvXnsaIpdOzBtk06Q4tveuMqGHi9hiVETVKR7-OiE/view</text:p>
              <text:p text:style-name="P1"/>
              <text:p text:style-name="P1"><text:s/>document https://docs.google.com/document/d/1z5JktKgmsZ9h-DkoqItmS9KlhjkG_uoN9pZXwusxc9s/edit?usp=sharing</text:p>
              <text:p text:style-name="P1"/>
              <text:p text:style-name="P1"><text:s/>document pub https://docs.google.com/document/d/1z5JktKgmsZ9h-DkoqItmS9KlhjkG_uoN9pZXwusxc9s/pub</text:p>
              <text:p text:style-name="P1"/>
              <text:p text:style-name="P1"><text:s/>document view https://docs.google.com/document/d/1z5JktKgmsZ9h-DkoqItmS9KlhjkG_uoN9pZXwusxc9s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MRZ9rR_m8K6XkVggvkzv-P6vkXrNVJQmckYQodzxkzE/edit?usp=sharing</text:p>
              <text:p text:style-name="P1"/>
              <text:p text:style-name="P1"><text:s/>document pub https://docs.google.com/document/d/1MRZ9rR_m8K6XkVggvkzv-P6vkXrNVJQmckYQodzxkzE/pub</text:p>
              <text:p text:style-name="P1"/>
              <text:p text:style-name="P1"><text:s/>document view https://docs.google.com/document/d/1MRZ9rR_m8K6XkVggvkzv-P6vkXrNVJQmckYQodzxkzE/view</text:p>
              <text:p text:style-name="P1"/>
              <text:p text:style-name="P1"><text:s/>document https://docs.google.com/document/d/1sB8pJCVq6ZuSayj7XV-uebHnKBEB_A_21uSxJCDO8qs/edit?usp=sharing</text:p>
              <text:p text:style-name="P1"/>
              <text:p text:style-name="P1"><text:s/>document pub https://docs.google.com/document/d/1sB8pJCVq6ZuSayj7XV-uebHnKBEB_A_21uSxJCDO8qs/pub</text:p>
              <text:p text:style-name="P1"/>
              <text:p text:style-name="P1"><text:s/>document view https://docs.google.com/document/d/1sB8pJCVq6ZuSayj7XV-uebHnKBEB_A_21uSxJCDO8qs/view</text:p>
              <text:p text:style-name="P1"><text:tab/>-Erin Edwards</text:p>
              <text:p text:style-name="P1">----</text:p>
              <text:p text:style-name="P1">document view https://docs.google.com/document/d/1CUO5t9VVTHmq7Y24O6CW-o_AGWelTLmWxNvVMoc23DM/view</text:p>
              <text:p text:style-name="P1"/>
              <text:p text:style-name="P1"><text:s/>document https://docs.google.com/document/d/12bsmX0o-U9CVbFYQO0ynSggW3cNvfVf8FAc1OGEWXK4/edit?usp=sharing</text:p>
              <text:p text:style-name="P1"/>
              <text:p text:style-name="P1"><text:s/>document pub https://docs.google.com/document/d/12bsmX0o-U9CVbFYQO0ynSggW3cNvfVf8FAc1OGEWXK4/pub</text:p>
              <text:p text:style-name="P1"/>
              <text:p text:style-name="P1"><text:s/>document view https://docs.google.com/document/d/12bsmX0o-U9CVbFYQO0ynSggW3cNvfVf8FAc1OGEWXK4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pn5iPn-GhyqFB8jE8_hteahFZElvMF3UPC8Q75j_O_I/edit?usp=sharing</text:p>
              <text:p text:style-name="P1"/>
              <text:p text:style-name="P1"><text:s/>document pub https://docs.google.com/document/d/1pn5iPn-GhyqFB8jE8_hteahFZElvMF3UPC8Q75j_O_I/pub</text:p>
              <text:p text:style-name="P1"/>
              <text:p text:style-name="P1"><text:s/>document view https://docs.google.com/document/d/1pn5iPn-GhyqFB8jE8_hteahFZElvMF3UPC8Q75j_O_I/view</text:p>
              <text:p text:style-name="P1"/>
              <text:p text:style-name="P1"><text:s/>document https://docs.google.com/document/d/1WHJuQ6C_20DgAN7hHX65dMQbGAeYzpT79WxpCbcSb_I/edit?usp=sharing</text:p>
              <text:p text:style-name="P1"/>
              <text:p text:style-name="P1"><text:s/>document pub https://docs.google.com/document/d/1WHJuQ6C_20DgAN7hHX65dMQbGAeYzpT79WxpCbcSb_I/pub</text:p>
              <text:p text:style-name="P1"/>
              <text:p text:style-name="P1"><text:s/>document view https://docs.google.com/document/d/1WHJuQ6C_20DgAN7hHX65dMQbGAeYzpT79WxpCbcSb_I/view</text:p>
              <text:p text:style-name="P1"/>
              <text:p text:style-name="P1"><text:s/>document https://docs.google.com/document/d/1suGVSkMt3ZRyG49KdOK9iuxAtlp9OGxspEsfTt7kZpo/edit?usp=sharing</text:p>
              <text:p text:style-name="P1"/>
              <text:p text:style-name="P1"><text:s/>document pub https://docs.google.com/document/d/1suGVSkMt3ZRyG49KdOK9iuxAtlp9OGxspEsfTt7kZpo/pub</text:p>
              <text:p text:style-name="P1"/>
              <text:p text:style-name="P1"><text:s/>document view https://docs.google.com/document/d/1suGVSkMt3ZRyG49KdOK9iuxAtlp9OGxspEsfTt7kZpo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><text:tab/>-Erin Edwards</text:p>
              <text:p text:style-name="P1">----</text:p>
              <text:p text:style-name="P1"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swOKwxqjKBkUOTPEIr8A1sccn2IGBIq3emRpzOcsHuY/edit?usp=sharing</text:p>
              <text:p text:style-name="P1"/>
              <text:p text:style-name="P1"><text:s/>document pub https://docs.google.com/document/d/1swOKwxqjKBkUOTPEIr8A1sccn2IGBIq3emRpzOcsHuY/pub</text:p>
              <text:p text:style-name="P1"/>
              <text:p text:style-name="P1"><text:s/>document view https://docs.google.com/document/d/1swOKwxqjKBkUOTPEIr8A1sccn2IGBIq3emRpzOcsHuY/view</text:p>
              <text:p text:style-name="P1"/>
              <text:p text:style-name="P1"><text:s/>document https://docs.google.com/document/d/1ugBrwMBzjZHBx5u8wkliBE12FARNDAxDz_RmB_EPywQ/edit?usp=sharing</text:p>
              <text:p text:style-name="P1"/>
              <text:p text:style-name="P1"><text:s/>document pub https://docs.google.com/document/d/1ugBrwMBzjZHBx5u8wkliBE12FARNDAxDz_RmB_EPywQ/pub</text:p>
              <text:p text:style-name="P1"/>
              <text:p text:style-name="P1"><text:s/>document view https://docs.google.com/document/d/1ugBrwMBzjZHBx5u8wkliBE12FARNDAxDz_RmB_EPywQ/view</text:p>
              <text:p text:style-name="P1"/>
              <text:p text:style-name="P1"><text:s/>document https://docs.google.com/document/d/1y1ujUC0QoGfP33YLUDMd-U5yGmgGL0p58_dt9XkmOv8/edit?usp=sharing</text:p>
              <text:p text:style-name="P1"/>
              <text:p text:style-name="P1"><text:s/>document pub https://docs.google.com/document/d/1y1ujUC0QoGfP33YLUDMd-U5yGmgGL0p58_dt9XkmOv8/pub</text:p>
              <text:p text:style-name="P1"/>
              <text:p text:style-name="P1"><text:s/>document view https://docs.google.com/document/d/1y1ujUC0QoGfP33YLUDMd-U5yGmgGL0p58_dt9XkmOv8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/>
              <text:p text:style-name="P1"><text:s/>link https://sites.google.com/view/photoboothrentallongbeach/about-us</text:p>
              <text:p text:style-name="P1"/>
              <text:p text:style-name="P1"><text:s/>link https://sites.google.com/view/lagunabeachphotoboothrentals/photo-booth-rental-laguna-beach</text:p>
              <text:p text:style-name="P1"/>
              <text:p text:style-name="P1"><text:s/>document https://docs.google.com/document/d/15cOZGh8RhIOZeYp9nrqf8hOuVei-FoiLEDdgj8jjfwU/edit?usp=sharing</text:p>
              <text:p text:style-name="P1"/>
              <text:p text:style-name="P1"><text:s/>document pub https://docs.google.com/document/d/15cOZGh8RhIOZeYp9nrqf8hOuVei-FoiLEDdgj8jjfwU/pub</text:p>
              <text:p text:style-name="P1"/>
              <text:p text:style-name="P1"><text:s/>document view https://docs.google.com/document/d/15cOZGh8RhIOZeYp9nrqf8hOuVei-FoiLEDdgj8jjfwU/view</text:p>
              <text:p text:style-name="P1"/>
              <text:p text:style-name="P1"><text:s/>document https://docs.google.com/document/d/1CUO5t9VVTHmq7Y24O6CW-o_AGWelTLmWxNvVMoc23DM/edit?usp=sharing</text:p>
              <text:p text:style-name="P1"/>
              <text:p text:style-name="P1"><text:s/>document pub https://docs.google.com/document/d/1CUO5t9VVTHmq7Y24O6CW-o_AGWelTLmWxNvVMoc23DM/pub</text:p>
              <text:p text:style-name="P1"><text:tab/>-Erin Edwards</text:p>
              <text:p text:style-name="P1">----</text:p>
              <text:p text:style-name="P1">sheet https://docs.google.com/spreadsheets/d/1JSpT8TSjQuc9GDOpK7his0KxR6pEe2are9pCkxnSGjk/edit#gid=0</text:p>
              <text:p text:style-name="P1"/>
              <text:p text:style-name="P1"><text:s/>sheet https://docs.google.com/spreadsheets/d/1JSpT8TSjQuc9GDOpK7his0KxR6pEe2are9pCkxnSGjk/edit#gid=665338521</text:p>
              <text:p text:style-name="P1"/>
              <text:p text:style-name="P1"><text:s/>sheet https://docs.google.com/spreadsheets/d/1JSpT8TSjQuc9GDOpK7his0KxR6pEe2are9pCkxnSGjk/edit#gid=1843028533</text:p>
              <text:p text:style-name="P1"/>
              <text:p text:style-name="P1"><text:s/>sheet https://docs.google.com/spreadsheets/d/1JSpT8TSjQuc9GDOpK7his0KxR6pEe2are9pCkxnSGjk/edit#gid=278864296</text:p>
              <text:p text:style-name="P1"/>
              <text:p text:style-name="P1"><text:s/>sheet https://docs.google.com/spreadsheets/d/1JSpT8TSjQuc9GDOpK7his0KxR6pEe2are9pCkxnSGjk/edit#gid=490035952</text:p>
              <text:p text:style-name="P1"/>
              <text:p text:style-name="P1"><text:s/>folder HTML https://drive.google.com/drive/folders/1LY02CdnTZEqy2FWHSrBmHRAVeQ-jXgm5?usp=sharing</text:p>
              <text:p text:style-name="P1"/>
              <text:p text:style-name="P1"><text:s/>HTML https://drive.google.com/file/d/18m2HuLtok5fRQqdiOuzP_FbeCsUiW2l8/view?usp=sharing</text:p>
              <text:p text:style-name="P1"/>
              <text:p text:style-name="P1"><text:s/>folder Microsoft Files https://drive.google.com/drive/folders/1CWAVJHS9fckD4b3y2L0jVTzqGFYFeVjj?usp=sharing</text:p>
              <text:p text:style-name="P1"/>
              <text:p text:style-name="P1"><text:s/>document https://docs.google.com/document/d/1YMGMX_eqU3ljQ09eyw49cQpiUyr04ZycDcAOX-3HKZk/edit?usp=sharing</text:p>
              <text:p text:style-name="P1"/>
              <text:p text:style-name="P1"><text:s/>document pub https://docs.google.com/document/d/1YMGMX_eqU3ljQ09eyw49cQpiUyr04ZycDcAOX-3HKZk/pub</text:p>
              <text:p text:style-name="P1"/>
              <text:p text:style-name="P1"><text:s/>document view https://docs.google.com/document/d/1YMGMX_eqU3ljQ09eyw49cQpiUyr04ZycDcAOX-3HKZk/view</text:p>
              <text:p text:style-name="P1"/>
              <text:p text:style-name="P1"><text:s/>document https://docs.google.com/document/d/10z94vcyMtFKLmNnYjhygiEU4SZVRFd4ZGyjG1nssGHY/edit?usp=sharing</text:p>
              <text:p text:style-name="P1"/>
              <text:p text:style-name="P1"><text:s/>document pub https://docs.google.com/document/d/10z94vcyMtFKLmNnYjhygiEU4SZVRFd4ZGyjG1nssGHY/pub</text:p>
              <text:p text:style-name="P1"/>
              <text:p text:style-name="P1"><text:s/>document view https://docs.google.com/document/d/10z94vcyMtFKLmNnYjhygiEU4SZVRFd4ZGyjG1nssGHY/view</text:p>
              <text:p text:style-name="P1"/>
              <text:p text:style-name="P1"><text:s/>document https://docs.google.com/document/d/1G-0xybOLRv4idr--p-OcT7oAfc18uVbAjNGw_fuSS7g/edit?usp=sharing</text:p>
              <text:p text:style-name="P1"/>
              <text:p text:style-name="P1"><text:s/>document pub https://docs.google.com/document/d/1G-0xybOLRv4idr--p-OcT7oAfc18uVbAjNGw_fuSS7g/pub</text:p>
              <text:p text:style-name="P1"/>
              <text:p text:style-name="P1"><text:s/>document view https://docs.google.com/document/d/1G-0xybOLRv4idr--p-OcT7oAfc18uVbAjNGw_fuSS7g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photoboothrentallongbeach/home</text:p>
              <text:p text:style-name="P1"><text:tab/>-Erin Edwards</text:p>
              <text:p text:style-name="P1">----</text:p>
              <text:p text:style-name="P1">Calendar - All Day Event https://www.google.com/calendar/event?eid=b2pxYjFvOWQzdHVhbzhzYnA2aTJranQ5OTQ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bjFiNzkxcXVqb3JwbzY1NGxoYjBpMDZwdXM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N3MwdTRzMHVibzV2bDl2NHJia3QzcWZmZ2s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MzNtMTI2aDZwa2dhdXZqbmVycXA1YmNtNnM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cXE3bzVkOGRybG92ZWdtMzdhcm1tNTI2dWc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dHAzZmZpbXAxMTlwY2ZhMDYycTdpbm9pZDA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bjhvcDI0NXZkOXBlN3Q4NDU5dTU5aHNtZ2M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czdxamVoMzFxNGxrZmZwOHQ1YTZnY2lycG8gNjAwYWE2YTIxYmFiY2NkZjc1MWQxNzRhMzM1ZmVjNmRmOWFiNzZhMjRhODU2NTVlNGEwNjliMjdjODRmMWEzNEBncm91cC5jYWxlbmRhci5nb29nbGUuY29t</text:p>
              <text:p text:style-name="P1"/>
              <text:p text:style-name="P1"><text:s/>video https://youtu.be/1-dEkZNtZHI</text:p>
              <text:p text:style-name="P1"/>
              <text:p text:style-name="P1"><text:s/>video https://youtu.be/FPsGz17-j10</text:p>
              <text:p text:style-name="P1"/>
              <text:p text:style-name="P1"><text:s/>video https://youtu.be/EmCLBIu0R2I</text:p>
              <text:p text:style-name="P1"/>
              <text:p text:style-name="P1"><text:s/>video https://youtu.be/10hlB0RTfVM</text:p>
              <text:p text:style-name="P1"/>
              <text:p text:style-name="P1"><text:s/>video https://youtube.com/shorts/qQoPCFKxJzE</text:p>
              <text:p text:style-name="P1"><text:tab/>-Erin Edwards</text:p>
              <text:p text:style-name="P1">----</text:p>
              <text:p text:style-name="P1">document view https://docs.google.com/document/d/10X2QMhBLBD34O3zb9KQ8tIvGC_1eYr38XkFt19xWELc/view</text:p>
              <text:p text:style-name="P1"/>
              <text:p text:style-name="P1"><text:s/>presentation https://docs.google.com/presentation/d/1wfI-JhfpeGdAVfgGIbm80jWR771M5Ugin7lnEqVwltM/edit?usp=sharing</text:p>
              <text:p text:style-name="P1"/>
              <text:p text:style-name="P1"><text:s/>presentation pub https://docs.google.com/presentation/d/1wfI-JhfpeGdAVfgGIbm80jWR771M5Ugin7lnEqVwltM/pub?start=true&amp;loop=true&amp;delayms=3000</text:p>
              <text:p text:style-name="P1"/>
              <text:p text:style-name="P1"><text:s/>presentation view https://docs.google.com/presentation/d/1wfI-JhfpeGdAVfgGIbm80jWR771M5Ugin7lnEqVwltM/view</text:p>
              <text:p text:style-name="P1"/>
              <text:p text:style-name="P1"><text:s/>presentation html https://docs.google.com/presentation/d/1wfI-JhfpeGdAVfgGIbm80jWR771M5Ugin7lnEqVwltM/htmlpresent</text:p>
              <text:p text:style-name="P1"/>
              <text:p text:style-name="P1"><text:s/>calendar https://calendar.google.com/calendar/embed?src=600aa6a21babccdf751d174a335fec6df9ab76a24a85655e4a069b27c84f1a34@group.calendar.google.com</text:p>
              <text:p text:style-name="P1"/>
              <text:p text:style-name="P1"><text:s/>Calendar - All Day Event https://www.google.com/calendar/event?eid=djNvZ3RzNjIwZGN2amZ1dTNuMG01Z3RlcW8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dnY4Z3B2bXFsMGpjam03MWdtbTVrdTgyOTg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dGdkMjB0dThwcGY4dGEzbGhpZDJmc2xwZGc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dWlzNGdpMHMzdmc1aWxocm1hb3FuNXBlMmcgNjAwYWE2YTIxYmFiY2NkZjc1MWQxNzRhMzM1ZmVjNmRmOWFiNzZhMjRhODU2NTVlNGEwNjliMjdjODRmMWEzNEBncm91cC5jYWxlbmRhci5nb29nbGUuY29t</text:p>
              <text:p text:style-name="P1"/>
              <text:p text:style-name="P1"><text:s/>Calendar - All Day Event https://www.google.com/calendar/event?eid=ZWwwNTg1MTVmNmdxZ2I4a3ZqbTQ2YTBhM28gNjAwYWE2YTIxYmFiY2NkZjc1MWQxNzRhMzM1ZmVjNmRmOWFiNzZhMjRhODU2NTVlNGEwNjliMjdjODRmMWEzNEBncm91cC5jYWxlbmRhci5nb29nbGUuY29t</text:p>
              <text:p text:style-name="P1"><text:tab/>-Erin Edwards</text:p>
              <text:p text:style-name="P1">----</text:p>
              <text:p text:style-name="P1">#REF! </text:p>
              <text:p text:style-name="P1"/>
              <text:p text:style-name="P1"><text:s/>target url https://sites.google.com/view/dana-point-photo-booth-rental/home</text:p>
              <text:p text:style-name="P1"/>
              <text:p text:style-name="P1"><text:s/>folder top https://drive.google.com/drive/folders/1D1N3XNpLPFYYfeX-yjWtAZhNAj5rGSWp?usp=sharing</text:p>
              <text:p text:style-name="P1"/>
              <text:p text:style-name="P1"><text:s/>rss feed https://news.google.com/rss/search?q=videobooth</text:p>
              <text:p text:style-name="P1"/>
              <text:p text:style-name="P1"><text:s/>folder articles https://drive.google.com/drive/folders/1aXJfxKrVVAiJ5y7ml6QeuTzCUP4eDiua?usp=sharing</text:p>
              <text:p text:style-name="P1"/>
              <text:p text:style-name="P1"><text:s/>folder photos https://drive.google.com/drive/folders/1ah-c-bIECRNMjPAGt4UApDQGuBBRuZQu?usp=sharing</text:p>
              <text:p text:style-name="P1"/>
              <text:p text:style-name="P1"><text:s/>folder pdfs https://drive.google.com/drive/folders/1PlEi0RCsf95AOhhmidbZs5sU90lqpG8M?usp=sharing</text:p>
              <text:p text:style-name="P1"/>
              <text:p text:style-name="P1"><text:s/>folder slides https://drive.google.com/drive/folders/1vbNmJCIx4WdrfSVWAMoUlLl4JbTLa--w?usp=sharing</text:p>
              <text:p text:style-name="P1"/>
              <text:p text:style-name="P1"><text:s/>photo https://drive.google.com/file/d/17plt4eLbW1-DeEE3rpkshxClCspjjSub/view?usp=sharing</text:p>
              <text:p text:style-name="P1"/>
              <text:p text:style-name="P1"><text:s/>photo https://drive.google.com/file/d/16efrrtqNvgWe5QYNNWKI46KeibfbaDLn/view?usp=sharing</text:p>
              <text:p text:style-name="P1"/>
              <text:p text:style-name="P1"><text:s/>spreadsheet https://docs.google.com/spreadsheets/d/1JSpT8TSjQuc9GDOpK7his0KxR6pEe2are9pCkxnSGjk/edit?usp=sharing</text:p>
              <text:p text:style-name="P1"/>
              <text:p text:style-name="P1"><text:s/>spreadsheet key https://docs.google.com/spreadsheet/pub?key=1JSpT8TSjQuc9GDOpK7his0KxR6pEe2are9pCkxnSGjk</text:p>
              <text:p text:style-name="P1"/>
              <text:p text:style-name="P1"><text:s/>spreadsheet pubhtml https://docs.google.com/spreadsheets/d/1JSpT8TSjQuc9GDOpK7his0KxR6pEe2are9pCkxnSGjk/pubhtml</text:p>
              <text:p text:style-name="P1"/>
              <text:p text:style-name="P1"><text:s/>spreadsheet pub https://docs.google.com/spreadsheets/d/1JSpT8TSjQuc9GDOpK7his0KxR6pEe2are9pCkxnSGjk/pub</text:p>
              <text:p text:style-name="P1"/>
              <text:p text:style-name="P1"><text:s/>spreadsheet view https://docs.google.com/spreadsheets/d/1JSpT8TSjQuc9GDOpK7his0KxR6pEe2are9pCkxnSGjk/view</text:p>
              <text:p text:style-name="P1"/>
              <text:p text:style-name="P1"><text:s/>form https://docs.google.com/forms/d/1EckMP3TOb3aIaxMmGmBoGjVAVsAfKv--gV8f58RXNY8/edit?usp=sharing</text:p>
              <text:p text:style-name="P1"/>
              <text:p text:style-name="P1"><text:s/>drawing https://docs.google.com/drawings/d/1bslInwLUkzjZr3egGD7Io036hmnvTs020O5dRGbbS-I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lagunabeachphotoboothrentals/photo-booth-rental-laguna-beach</text:p>
              <text:p text:style-name="P1"/>
              <text:p text:style-name="P1"><text:s/>document https://docs.google.com/document/d/10X2QMhBLBD34O3zb9KQ8tIvGC_1eYr38XkFt19xWELc/edit?usp=sharing</text:p>
              <text:p text:style-name="P1"/>
              <text:p text:style-name="P1"><text:s/>document pub https://docs.google.com/document/d/10X2QMhBLBD34O3zb9KQ8tIvGC_1eYr38XkFt19xWELc/pub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sites.google.com/view/dana-point-photo-booth-rental/home&quot;; image(&quot;https://api.qrserver.com/v1/create-qr-code/?size=150x150&amp;data=https://sites.google.com/view/dana-point-photo-booth-rental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dana-point-photo-booth-rental/home" xlink:type="simple">https://sites.google.com/view/dana-point-photo-booth-rental/home</text:a></text:p>
          </table:table-cell>
          <table:table-cell table:style-name="ce5" table:formula="of:=HYPERLINK(&quot;https://sites.google.com/view/dana-point-photo-booth-rental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drive.google.com/drive/folders/1D1N3XNpLPFYYfeX-yjWtAZhNAj5rGSWp?usp=sharing&quot;; image(&quot;https://api.qrserver.com/v1/create-qr-code/?size=150x150&amp;data=https://drive.google.com/drive/folders/1D1N3XNpLPFYYfeX-yjWtAZhNAj5rGSWp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D1N3XNpLPFYYfeX-yjWtAZhNAj5rGSWp?usp=sharing" xlink:type="simple">https://drive.google.com/drive/folders/1D1N3XNpLPFYYfeX-yjWtAZhNAj5rGSWp?usp=sharing</text:a></text:p>
          </table:table-cell>
          <table:table-cell table:style-name="ce5" table:formula="of:=HYPERLINK(&quot;https://drive.google.com/drive/folders/1D1N3XNpLPFYYfeX-yjWtAZhNAj5rGSWp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news.google.com/rss/search?q=videobooth&quot;; image(&quot;https://api.qrserver.com/v1/create-qr-code/?size=150x150&amp;data=https://news.google.com/rss/search?q=vide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videobooth" xlink:type="simple">https://news.google.com/rss/search?q=videobooth</text:a></text:p>
          </table:table-cell>
          <table:table-cell table:style-name="ce5" table:formula="of:=HYPERLINK(&quot;https://news.google.com/rss/search?q=videobooth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the best Photo Booth rental Dana Point Articles</text:p>
          </table:table-cell>
          <table:table-cell table:style-name="ce3" table:formula="of:=HYPERLINK(&quot;https://drive.google.com/drive/folders/1aXJfxKrVVAiJ5y7ml6QeuTzCUP4eDiua?usp=sharing&quot;; image(&quot;https://api.qrserver.com/v1/create-qr-code/?size=150x150&amp;data=https://drive.google.com/drive/folders/1aXJfxKrVVAiJ5y7ml6QeuTzCUP4eDiua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aXJfxKrVVAiJ5y7ml6QeuTzCUP4eDiua?usp=sharing" xlink:type="simple">https://drive.google.com/drive/folders/1aXJfxKrVVAiJ5y7ml6QeuTzCUP4eDiua?usp=sharing</text:a></text:p>
          </table:table-cell>
          <table:table-cell table:style-name="ce5" table:formula="of:=HYPERLINK(&quot;https://drive.google.com/drive/folders/1aXJfxKrVVAiJ5y7ml6QeuTzCUP4eDiua?usp=sharing&quot;;&quot;the best Photo Booth rental Dana Point Articles&quot;)" office:value-type="string" office:string-value="the best Photo Booth rental Dana Point Articles" calcext:value-type="string">
            <text:p>the best Photo Booth rental Dana Point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the best Photo Booth rental Dana Point Photos</text:p>
          </table:table-cell>
          <table:table-cell table:style-name="ce3" table:formula="of:=HYPERLINK(&quot;https://drive.google.com/drive/folders/1ah-c-bIECRNMjPAGt4UApDQGuBBRuZQu?usp=sharing&quot;; image(&quot;https://api.qrserver.com/v1/create-qr-code/?size=150x150&amp;data=https://drive.google.com/drive/folders/1ah-c-bIECRNMjPAGt4UApDQGuBBRuZQu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ah-c-bIECRNMjPAGt4UApDQGuBBRuZQu?usp=sharing" xlink:type="simple">https://drive.google.com/drive/folders/1ah-c-bIECRNMjPAGt4UApDQGuBBRuZQu?usp=sharing</text:a></text:p>
          </table:table-cell>
          <table:table-cell table:style-name="ce5" table:formula="of:=HYPERLINK(&quot;https://drive.google.com/drive/folders/1ah-c-bIECRNMjPAGt4UApDQGuBBRuZQu?usp=sharing&quot;;&quot;the best Photo Booth rental Dana Point Photos&quot;)" office:value-type="string" office:string-value="the best Photo Booth rental Dana Point Photos" calcext:value-type="string">
            <text:p>the best Photo Booth rental Dana Point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the best Photo Booth rental Dana Point PDFs</text:p>
          </table:table-cell>
          <table:table-cell table:style-name="ce3" table:formula="of:=HYPERLINK(&quot;https://drive.google.com/drive/folders/1PlEi0RCsf95AOhhmidbZs5sU90lqpG8M?usp=sharing&quot;; image(&quot;https://api.qrserver.com/v1/create-qr-code/?size=150x150&amp;data=https://drive.google.com/drive/folders/1PlEi0RCsf95AOhhmidbZs5sU90lqpG8M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PlEi0RCsf95AOhhmidbZs5sU90lqpG8M?usp=sharing" xlink:type="simple">https://drive.google.com/drive/folders/1PlEi0RCsf95AOhhmidbZs5sU90lqpG8M?usp=sharing</text:a></text:p>
          </table:table-cell>
          <table:table-cell table:style-name="ce5" table:formula="of:=HYPERLINK(&quot;https://drive.google.com/drive/folders/1PlEi0RCsf95AOhhmidbZs5sU90lqpG8M?usp=sharing&quot;;&quot;the best Photo Booth rental Dana Point PDFs&quot;)" office:value-type="string" office:string-value="the best Photo Booth rental Dana Point PDFs" calcext:value-type="string">
            <text:p>the best Photo Booth rental Dana Point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the best Photo Booth rental Dana Point Slides</text:p>
          </table:table-cell>
          <table:table-cell table:style-name="ce3" table:formula="of:=HYPERLINK(&quot;https://drive.google.com/drive/folders/1vbNmJCIx4WdrfSVWAMoUlLl4JbTLa--w?usp=sharing&quot;; image(&quot;https://api.qrserver.com/v1/create-qr-code/?size=150x150&amp;data=https://drive.google.com/drive/folders/1vbNmJCIx4WdrfSVWAMoUlLl4JbTLa--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vbNmJCIx4WdrfSVWAMoUlLl4JbTLa--w?usp=sharing" xlink:type="simple">https://drive.google.com/drive/folders/1vbNmJCIx4WdrfSVWAMoUlLl4JbTLa--w?usp=sharing</text:a></text:p>
          </table:table-cell>
          <table:table-cell table:style-name="ce5" table:formula="of:=HYPERLINK(&quot;https://drive.google.com/drive/folders/1vbNmJCIx4WdrfSVWAMoUlLl4JbTLa--w?usp=sharing&quot;;&quot;the best Photo Booth rental Dana Point Slides&quot;)" office:value-type="string" office:string-value="the best Photo Booth rental Dana Point Slides" calcext:value-type="string">
            <text:p>the best Photo Booth rental Dana Point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drive.google.com/file/d/17plt4eLbW1-DeEE3rpkshxClCspjjSub/view?usp=sharing&quot;; image(&quot;https://api.qrserver.com/v1/create-qr-code/?size=150x150&amp;data=https://drive.google.com/file/d/17plt4eLbW1-DeEE3rpkshxClCspjjSub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7plt4eLbW1-DeEE3rpkshxClCspjjSub/view?usp=sharing" xlink:type="simple">https://drive.google.com/file/d/17plt4eLbW1-DeEE3rpkshxClCspjjSub/view?usp=sharing</text:a></text:p>
          </table:table-cell>
          <table:table-cell table:style-name="ce5" table:formula="of:=HYPERLINK(&quot;https://drive.google.com/file/d/17plt4eLbW1-DeEE3rpkshxClCspjjSub/view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drive.google.com/file/d/16efrrtqNvgWe5QYNNWKI46KeibfbaDLn/view?usp=sharing&quot;; image(&quot;https://api.qrserver.com/v1/create-qr-code/?size=150x150&amp;data=https://drive.google.com/file/d/16efrrtqNvgWe5QYNNWKI46KeibfbaDLn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6efrrtqNvgWe5QYNNWKI46KeibfbaDLn/view?usp=sharing" xlink:type="simple">https://drive.google.com/file/d/16efrrtqNvgWe5QYNNWKI46KeibfbaDLn/view?usp=sharing</text:a></text:p>
          </table:table-cell>
          <table:table-cell table:style-name="ce5" table:formula="of:=HYPERLINK(&quot;https://drive.google.com/file/d/16efrrtqNvgWe5QYNNWKI46KeibfbaDLn/view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docs.google.com/spreadsheets/d/1JSpT8TSjQuc9GDOpK7his0KxR6pEe2are9pCkxnSGjk/edit?usp=sharing&quot;; image(&quot;https://api.qrserver.com/v1/create-qr-code/?size=150x150&amp;data=https://docs.google.com/spreadsheets/d/1JSpT8TSjQuc9GDOpK7his0KxR6pEe2are9pCkxnSGjk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edit?usp=sharing" xlink:type="simple">https://docs.google.com/spreadsheets/d/1JSpT8TSjQuc9GDOpK7his0KxR6pEe2are9pCkxnSGjk/edit?usp=sharing</text:a></text:p>
          </table:table-cell>
          <table:table-cell table:style-name="ce5" table:formula="of:=HYPERLINK(&quot;https://docs.google.com/spreadsheets/d/1JSpT8TSjQuc9GDOpK7his0KxR6pEe2are9pCkxnSGjk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the best Photo Booth rental Dana Point key</text:p>
          </table:table-cell>
          <table:table-cell table:style-name="ce3" table:formula="of:=HYPERLINK(&quot;https://docs.google.com/spreadsheet/pub?key=1JSpT8TSjQuc9GDOpK7his0KxR6pEe2are9pCkxnSGjk&quot;; image(&quot;https://api.qrserver.com/v1/create-qr-code/?size=150x150&amp;data=https://docs.google.com/spreadsheet/pub?key=1JSpT8TSjQuc9GDOpK7his0KxR6pEe2are9pCkxnSGj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JSpT8TSjQuc9GDOpK7his0KxR6pEe2are9pCkxnSGjk" xlink:type="simple">https://docs.google.com/spreadsheet/pub?key=1JSpT8TSjQuc9GDOpK7his0KxR6pEe2are9pCkxnSGjk</text:a></text:p>
          </table:table-cell>
          <table:table-cell table:style-name="ce5" table:formula="of:=HYPERLINK(&quot;https://docs.google.com/spreadsheets/d/1JSpT8TSjQuc9GDOpK7his0KxR6pEe2are9pCkxnSGjk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the best Photo Booth rental Dana Point pubhtml</text:p>
          </table:table-cell>
          <table:table-cell table:style-name="ce3" table:formula="of:=HYPERLINK(&quot;https://docs.google.com/spreadsheets/d/1JSpT8TSjQuc9GDOpK7his0KxR6pEe2are9pCkxnSGjk/pubhtml&quot;; image(&quot;https://api.qrserver.com/v1/create-qr-code/?size=150x150&amp;data=https://docs.google.com/spreadsheets/d/1JSpT8TSjQuc9GDOpK7his0KxR6pEe2are9pCkxnSGjk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pubhtml" xlink:type="simple">https://docs.google.com/spreadsheets/d/1JSpT8TSjQuc9GDOpK7his0KxR6pEe2are9pCkxnSGjk/pubhtml</text:a></text:p>
          </table:table-cell>
          <table:table-cell table:style-name="ce5" table:formula="of:=HYPERLINK(&quot;https://docs.google.com/spreadsheets/d/1JSpT8TSjQuc9GDOpK7his0KxR6pEe2are9pCkxnSGjk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the best Photo Booth rental Dana Point pub</text:p>
          </table:table-cell>
          <table:table-cell table:style-name="ce3" table:formula="of:=HYPERLINK(&quot;https://docs.google.com/spreadsheets/d/1JSpT8TSjQuc9GDOpK7his0KxR6pEe2are9pCkxnSGjk/pub&quot;; image(&quot;https://api.qrserver.com/v1/create-qr-code/?size=150x150&amp;data=https://docs.google.com/spreadsheets/d/1JSpT8TSjQuc9GDOpK7his0KxR6pEe2are9pCkxnSGjk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pub" xlink:type="simple">https://docs.google.com/spreadsheets/d/1JSpT8TSjQuc9GDOpK7his0KxR6pEe2are9pCkxnSGjk/pub</text:a></text:p>
          </table:table-cell>
          <table:table-cell table:style-name="ce5" table:formula="of:=HYPERLINK(&quot;https://docs.google.com/spreadsheets/d/1JSpT8TSjQuc9GDOpK7his0KxR6pEe2are9pCkxnSGjk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the best Photo Booth rental Dana Point view</text:p>
          </table:table-cell>
          <table:table-cell table:style-name="ce3" table:formula="of:=HYPERLINK(&quot;https://docs.google.com/spreadsheets/d/1JSpT8TSjQuc9GDOpK7his0KxR6pEe2are9pCkxnSGjk/view&quot;; image(&quot;https://api.qrserver.com/v1/create-qr-code/?size=150x150&amp;data=https://docs.google.com/spreadsheets/d/1JSpT8TSjQuc9GDOpK7his0KxR6pEe2are9pCkxnSGjk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view" xlink:type="simple">https://docs.google.com/spreadsheets/d/1JSpT8TSjQuc9GDOpK7his0KxR6pEe2are9pCkxnSGjk/view</text:a></text:p>
          </table:table-cell>
          <table:table-cell table:style-name="ce5" table:formula="of:=HYPERLINK(&quot;https://docs.google.com/spreadsheets/d/1JSpT8TSjQuc9GDOpK7his0KxR6pEe2are9pCkxnSGjk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docs.google.com/forms/d/1EckMP3TOb3aIaxMmGmBoGjVAVsAfKv--gV8f58RXNY8/edit?usp=sharing&quot;; image(&quot;https://api.qrserver.com/v1/create-qr-code/?size=150x150&amp;data=https://docs.google.com/forms/d/1EckMP3TOb3aIaxMmGmBoGjVAVsAfKv--gV8f58RXNY8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EckMP3TOb3aIaxMmGmBoGjVAVsAfKv--gV8f58RXNY8/edit?usp=sharing" xlink:type="simple">https://docs.google.com/forms/d/1EckMP3TOb3aIaxMmGmBoGjVAVsAfKv--gV8f58RXNY8/edit?usp=sharing</text:a></text:p>
          </table:table-cell>
          <table:table-cell table:style-name="ce5" table:formula="of:=HYPERLINK(&quot;https://docs.google.com/forms/d/1EckMP3TOb3aIaxMmGmBoGjVAVsAfKv--gV8f58RXNY8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docs.google.com/drawings/d/1bslInwLUkzjZr3egGD7Io036hmnvTs020O5dRGbbS-I/edit?usp=sharing&quot;; image(&quot;https://api.qrserver.com/v1/create-qr-code/?size=150x150&amp;data=https://docs.google.com/drawings/d/1bslInwLUkzjZr3egGD7Io036hmnvTs020O5dRGbbS-I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bslInwLUkzjZr3egGD7Io036hmnvTs020O5dRGbbS-I/edit?usp=sharing" xlink:type="simple">https://docs.google.com/drawings/d/1bslInwLUkzjZr3egGD7Io036hmnvTs020O5dRGbbS-I/edit?usp=sharing</text:a></text:p>
          </table:table-cell>
          <table:table-cell table:style-name="ce5" table:formula="of:=HYPERLINK(&quot;https://docs.google.com/drawings/d/1bslInwLUkzjZr3egGD7Io036hmnvTs020O5dRGbbS-I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lagunabeachphotoboothrentals/photo-booth-rental-laguna-beach&quot;; image(&quot;https://api.qrserver.com/v1/create-qr-code/?size=150x150&amp;data=https://sites.google.com/view/lagunabeachphotoboothrentals/photo-booth-rental-laguna-beac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docs.google.com/document/d/10X2QMhBLBD34O3zb9KQ8tIvGC_1eYr38XkFt19xWELc/edit?usp=sharing&quot;; image(&quot;https://api.qrserver.com/v1/create-qr-code/?size=150x150&amp;data=https://docs.google.com/document/d/10X2QMhBLBD34O3zb9KQ8tIvGC_1eYr38XkFt19xWELc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0X2QMhBLBD34O3zb9KQ8tIvGC_1eYr38XkFt19xWELc/edit?usp=sharing" xlink:type="simple">https://docs.google.com/document/d/10X2QMhBLBD34O3zb9KQ8tIvGC_1eYr38XkFt19xWELc/edit?usp=sharing</text:a></text:p>
          </table:table-cell>
          <table:table-cell table:style-name="ce5" table:formula="of:=HYPERLINK(&quot;https://docs.google.com/document/d/10X2QMhBLBD34O3zb9KQ8tIvGC_1eYr38XkFt19xWELc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the best Photo Booth rental Dana Point pub</text:p>
          </table:table-cell>
          <table:table-cell table:style-name="ce3" table:formula="of:=HYPERLINK(&quot;https://docs.google.com/document/d/10X2QMhBLBD34O3zb9KQ8tIvGC_1eYr38XkFt19xWELc/pub&quot;; image(&quot;https://api.qrserver.com/v1/create-qr-code/?size=150x150&amp;data=https://docs.google.com/document/d/10X2QMhBLBD34O3zb9KQ8tIvGC_1eYr38XkFt19xWELc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0X2QMhBLBD34O3zb9KQ8tIvGC_1eYr38XkFt19xWELc/pub" xlink:type="simple">https://docs.google.com/document/d/10X2QMhBLBD34O3zb9KQ8tIvGC_1eYr38XkFt19xWELc/pub</text:a></text:p>
          </table:table-cell>
          <table:table-cell table:style-name="ce5" table:formula="of:=HYPERLINK(&quot;https://docs.google.com/document/d/10X2QMhBLBD34O3zb9KQ8tIvGC_1eYr38XkFt19xWELc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the best Photo Booth rental Dana Point view</text:p>
          </table:table-cell>
          <table:table-cell table:style-name="ce3" table:formula="of:=HYPERLINK(&quot;https://docs.google.com/document/d/10X2QMhBLBD34O3zb9KQ8tIvGC_1eYr38XkFt19xWELc/view&quot;; image(&quot;https://api.qrserver.com/v1/create-qr-code/?size=150x150&amp;data=https://docs.google.com/document/d/10X2QMhBLBD34O3zb9KQ8tIvGC_1eYr38XkFt19xWELc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0X2QMhBLBD34O3zb9KQ8tIvGC_1eYr38XkFt19xWELc/view" xlink:type="simple">https://docs.google.com/document/d/10X2QMhBLBD34O3zb9KQ8tIvGC_1eYr38XkFt19xWELc/view</text:a></text:p>
          </table:table-cell>
          <table:table-cell table:style-name="ce5" table:formula="of:=HYPERLINK(&quot;https://docs.google.com/document/d/10X2QMhBLBD34O3zb9KQ8tIvGC_1eYr38XkFt19xWELc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docs.google.com/presentation/d/1wfI-JhfpeGdAVfgGIbm80jWR771M5Ugin7lnEqVwltM/edit?usp=sharing&quot;; image(&quot;https://api.qrserver.com/v1/create-qr-code/?size=150x150&amp;data=https://docs.google.com/presentation/d/1wfI-JhfpeGdAVfgGIbm80jWR771M5Ugin7lnEqVwltM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wfI-JhfpeGdAVfgGIbm80jWR771M5Ugin7lnEqVwltM/edit?usp=sharing" xlink:type="simple">https://docs.google.com/presentation/d/1wfI-JhfpeGdAVfgGIbm80jWR771M5Ugin7lnEqVwltM/edit?usp=sharing</text:a></text:p>
          </table:table-cell>
          <table:table-cell table:style-name="ce5" table:formula="of:=HYPERLINK(&quot;https://docs.google.com/presentation/d/1wfI-JhfpeGdAVfgGIbm80jWR771M5Ugin7lnEqVwltM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the best Photo Booth rental Dana Point pub</text:p>
          </table:table-cell>
          <table:table-cell table:style-name="ce3" table:formula="of:=HYPERLINK(&quot;https://docs.google.com/presentation/d/1wfI-JhfpeGdAVfgGIbm80jWR771M5Ugin7lnEqVwltM/pub?start=true&amp;loop=true&amp;delayms=3000&quot;; image(&quot;https://api.qrserver.com/v1/create-qr-code/?size=150x150&amp;data=https://docs.google.com/presentation/d/1wfI-JhfpeGdAVfgGIbm80jWR771M5Ugin7lnEqVwltM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wfI-JhfpeGdAVfgGIbm80jWR771M5Ugin7lnEqVwltM/pub?start=true&amp;loop=true&amp;delayms=3000" xlink:type="simple">https://docs.google.com/presentation/d/1wfI-JhfpeGdAVfgGIbm80jWR771M5Ugin7lnEqVwltM/pub?start=true&amp;loop=true&amp;delayms=3000</text:a></text:p>
          </table:table-cell>
          <table:table-cell table:style-name="ce5" table:formula="of:=HYPERLINK(&quot;https://docs.google.com/presentation/d/1wfI-JhfpeGdAVfgGIbm80jWR771M5Ugin7lnEqVwltM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the best Photo Booth rental Dana Point view</text:p>
          </table:table-cell>
          <table:table-cell table:style-name="ce3" table:formula="of:=HYPERLINK(&quot;https://docs.google.com/presentation/d/1wfI-JhfpeGdAVfgGIbm80jWR771M5Ugin7lnEqVwltM/view&quot;; image(&quot;https://api.qrserver.com/v1/create-qr-code/?size=150x150&amp;data=https://docs.google.com/presentation/d/1wfI-JhfpeGdAVfgGIbm80jWR771M5Ugin7lnEqVwltM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wfI-JhfpeGdAVfgGIbm80jWR771M5Ugin7lnEqVwltM/view" xlink:type="simple">https://docs.google.com/presentation/d/1wfI-JhfpeGdAVfgGIbm80jWR771M5Ugin7lnEqVwltM/view</text:a></text:p>
          </table:table-cell>
          <table:table-cell table:style-name="ce5" table:formula="of:=HYPERLINK(&quot;https://docs.google.com/presentation/d/1wfI-JhfpeGdAVfgGIbm80jWR771M5Ugin7lnEqVwltM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the best Photo Booth rental Dana Point html</text:p>
          </table:table-cell>
          <table:table-cell table:style-name="ce3" table:formula="of:=HYPERLINK(&quot;https://docs.google.com/presentation/d/1wfI-JhfpeGdAVfgGIbm80jWR771M5Ugin7lnEqVwltM/htmlpresent&quot;; image(&quot;https://api.qrserver.com/v1/create-qr-code/?size=150x150&amp;data=https://docs.google.com/presentation/d/1wfI-JhfpeGdAVfgGIbm80jWR771M5Ugin7lnEqVwltM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wfI-JhfpeGdAVfgGIbm80jWR771M5Ugin7lnEqVwltM/htmlpresent" xlink:type="simple">https://docs.google.com/presentation/d/1wfI-JhfpeGdAVfgGIbm80jWR771M5Ugin7lnEqVwltM/htmlpresent</text:a></text:p>
          </table:table-cell>
          <table:table-cell table:style-name="ce5" table:formula="of:=HYPERLINK(&quot;https://docs.google.com/presentation/d/1wfI-JhfpeGdAVfgGIbm80jWR771M5Ugin7lnEqVwltM/edit?usp=sharing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the best Photo Booth rental Dana Point</text:p>
          </table:table-cell>
          <table:table-cell table:style-name="ce3" table:formula="of:=HYPERLINK(&quot;https://calendar.google.com/calendar/embed?src=600aa6a21babccdf751d174a335fec6df9ab76a24a85655e4a069b27c84f1a34@group.calendar.google.com&quot;; image(&quot;https://api.qrserver.com/v1/create-qr-code/?size=150x150&amp;data=https://calendar.google.com/calendar/embed?src=600aa6a21babccdf751d174a335fec6df9ab76a24a85655e4a069b27c84f1a34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/calendar/embed?src=600aa6a21babccdf751d174a335fec6df9ab76a24a85655e4a069b27c84f1a34@group.calendar.google.com" xlink:type="simple">https://calendar.google.com/calendar/embed?src=600aa6a21babccdf751d174a335fec6df9ab76a24a85655e4a069b27c84f1a34@group.calendar.google.com</text:a></text:p>
          </table:table-cell>
          <table:table-cell table:style-name="ce5" table:formula="of:=HYPERLINK(&quot;https://calendar.google.com/calendar/embed?src=600aa6a21babccdf751d174a335fec6df9ab76a24a85655e4a069b27c84f1a34@group.calendar.google.com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djNvZ3RzNjIwZGN2amZ1dTNuMG01Z3RlcW8gNjAwYWE2YTIxYmFiY2NkZjc1MWQxNzRhMzM1ZmVjNmRmOWFiNzZhMjRhODU2NTVlNGEwNjliMjdjODRmMWEzNEBncm91cC5jYWxlbmRhci5nb29nbGUuY29t&quot;; image(&quot;https://api.qrserver.com/v1/create-qr-code/?size=150x150&amp;data=https://www.google.com/calendar/event?eid=djNvZ3RzNjIwZGN2amZ1dTNuMG01Z3RlcW8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jNvZ3RzNjIwZGN2amZ1dTNuMG01Z3RlcW8gNjAwYWE2YTIxYmFiY2NkZjc1MWQxNzRhMzM1ZmVjNmRmOWFiNzZhMjRhODU2NTVlNGEwNjliMjdjODRmMWEzNEBncm91cC5jYWxlbmRhci5nb29nbGUuY29t" xlink:type="simple">https://www.google.com/calendar/event?eid=djNvZ3RzNjIwZGN2amZ1dTNuMG01Z3RlcW8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djNvZ3RzNjIwZGN2amZ1dTNuMG01Z3RlcW8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dnY4Z3B2bXFsMGpjam03MWdtbTVrdTgyOTggNjAwYWE2YTIxYmFiY2NkZjc1MWQxNzRhMzM1ZmVjNmRmOWFiNzZhMjRhODU2NTVlNGEwNjliMjdjODRmMWEzNEBncm91cC5jYWxlbmRhci5nb29nbGUuY29t&quot;; image(&quot;https://api.qrserver.com/v1/create-qr-code/?size=150x150&amp;data=https://www.google.com/calendar/event?eid=dnY4Z3B2bXFsMGpjam03MWdtbTVrdTgyOTg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nY4Z3B2bXFsMGpjam03MWdtbTVrdTgyOTggNjAwYWE2YTIxYmFiY2NkZjc1MWQxNzRhMzM1ZmVjNmRmOWFiNzZhMjRhODU2NTVlNGEwNjliMjdjODRmMWEzNEBncm91cC5jYWxlbmRhci5nb29nbGUuY29t" xlink:type="simple">https://www.google.com/calendar/event?eid=dnY4Z3B2bXFsMGpjam03MWdtbTVrdTgyOTg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dnY4Z3B2bXFsMGpjam03MWdtbTVrdTgyOTg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dGdkMjB0dThwcGY4dGEzbGhpZDJmc2xwZGcgNjAwYWE2YTIxYmFiY2NkZjc1MWQxNzRhMzM1ZmVjNmRmOWFiNzZhMjRhODU2NTVlNGEwNjliMjdjODRmMWEzNEBncm91cC5jYWxlbmRhci5nb29nbGUuY29t&quot;; image(&quot;https://api.qrserver.com/v1/create-qr-code/?size=150x150&amp;data=https://www.google.com/calendar/event?eid=dGdkMjB0dThwcGY4dGEzbGhpZDJmc2xwZGc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GdkMjB0dThwcGY4dGEzbGhpZDJmc2xwZGcgNjAwYWE2YTIxYmFiY2NkZjc1MWQxNzRhMzM1ZmVjNmRmOWFiNzZhMjRhODU2NTVlNGEwNjliMjdjODRmMWEzNEBncm91cC5jYWxlbmRhci5nb29nbGUuY29t" xlink:type="simple">https://www.google.com/calendar/event?eid=dGdkMjB0dThwcGY4dGEzbGhpZDJmc2xwZGc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dGdkMjB0dThwcGY4dGEzbGhpZDJmc2xwZGc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dWlzNGdpMHMzdmc1aWxocm1hb3FuNXBlMmcgNjAwYWE2YTIxYmFiY2NkZjc1MWQxNzRhMzM1ZmVjNmRmOWFiNzZhMjRhODU2NTVlNGEwNjliMjdjODRmMWEzNEBncm91cC5jYWxlbmRhci5nb29nbGUuY29t&quot;; image(&quot;https://api.qrserver.com/v1/create-qr-code/?size=150x150&amp;data=https://www.google.com/calendar/event?eid=dWlzNGdpMHMzdmc1aWxocm1hb3FuNXBlMmc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WlzNGdpMHMzdmc1aWxocm1hb3FuNXBlMmcgNjAwYWE2YTIxYmFiY2NkZjc1MWQxNzRhMzM1ZmVjNmRmOWFiNzZhMjRhODU2NTVlNGEwNjliMjdjODRmMWEzNEBncm91cC5jYWxlbmRhci5nb29nbGUuY29t" xlink:type="simple">https://www.google.com/calendar/event?eid=dWlzNGdpMHMzdmc1aWxocm1hb3FuNXBlMmc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dWlzNGdpMHMzdmc1aWxocm1hb3FuNXBlMmc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ZWwwNTg1MTVmNmdxZ2I4a3ZqbTQ2YTBhM28gNjAwYWE2YTIxYmFiY2NkZjc1MWQxNzRhMzM1ZmVjNmRmOWFiNzZhMjRhODU2NTVlNGEwNjliMjdjODRmMWEzNEBncm91cC5jYWxlbmRhci5nb29nbGUuY29t&quot;; image(&quot;https://api.qrserver.com/v1/create-qr-code/?size=150x150&amp;data=https://www.google.com/calendar/event?eid=ZWwwNTg1MTVmNmdxZ2I4a3ZqbTQ2YTBhM28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WwwNTg1MTVmNmdxZ2I4a3ZqbTQ2YTBhM28gNjAwYWE2YTIxYmFiY2NkZjc1MWQxNzRhMzM1ZmVjNmRmOWFiNzZhMjRhODU2NTVlNGEwNjliMjdjODRmMWEzNEBncm91cC5jYWxlbmRhci5nb29nbGUuY29t" xlink:type="simple">https://www.google.com/calendar/event?eid=ZWwwNTg1MTVmNmdxZ2I4a3ZqbTQ2YTBhM28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ZWwwNTg1MTVmNmdxZ2I4a3ZqbTQ2YTBhM28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b2pxYjFvOWQzdHVhbzhzYnA2aTJranQ5OTQgNjAwYWE2YTIxYmFiY2NkZjc1MWQxNzRhMzM1ZmVjNmRmOWFiNzZhMjRhODU2NTVlNGEwNjliMjdjODRmMWEzNEBncm91cC5jYWxlbmRhci5nb29nbGUuY29t&quot;; image(&quot;https://api.qrserver.com/v1/create-qr-code/?size=150x150&amp;data=https://www.google.com/calendar/event?eid=b2pxYjFvOWQzdHVhbzhzYnA2aTJranQ5OTQ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2pxYjFvOWQzdHVhbzhzYnA2aTJranQ5OTQgNjAwYWE2YTIxYmFiY2NkZjc1MWQxNzRhMzM1ZmVjNmRmOWFiNzZhMjRhODU2NTVlNGEwNjliMjdjODRmMWEzNEBncm91cC5jYWxlbmRhci5nb29nbGUuY29t" xlink:type="simple">https://www.google.com/calendar/event?eid=b2pxYjFvOWQzdHVhbzhzYnA2aTJranQ5OTQ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b2pxYjFvOWQzdHVhbzhzYnA2aTJranQ5OTQ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bjFiNzkxcXVqb3JwbzY1NGxoYjBpMDZwdXMgNjAwYWE2YTIxYmFiY2NkZjc1MWQxNzRhMzM1ZmVjNmRmOWFiNzZhMjRhODU2NTVlNGEwNjliMjdjODRmMWEzNEBncm91cC5jYWxlbmRhci5nb29nbGUuY29t&quot;; image(&quot;https://api.qrserver.com/v1/create-qr-code/?size=150x150&amp;data=https://www.google.com/calendar/event?eid=bjFiNzkxcXVqb3JwbzY1NGxoYjBpMDZwdXM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jFiNzkxcXVqb3JwbzY1NGxoYjBpMDZwdXMgNjAwYWE2YTIxYmFiY2NkZjc1MWQxNzRhMzM1ZmVjNmRmOWFiNzZhMjRhODU2NTVlNGEwNjliMjdjODRmMWEzNEBncm91cC5jYWxlbmRhci5nb29nbGUuY29t" xlink:type="simple">https://www.google.com/calendar/event?eid=bjFiNzkxcXVqb3JwbzY1NGxoYjBpMDZwdXM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bjFiNzkxcXVqb3JwbzY1NGxoYjBpMDZwdXM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N3MwdTRzMHVibzV2bDl2NHJia3QzcWZmZ2sgNjAwYWE2YTIxYmFiY2NkZjc1MWQxNzRhMzM1ZmVjNmRmOWFiNzZhMjRhODU2NTVlNGEwNjliMjdjODRmMWEzNEBncm91cC5jYWxlbmRhci5nb29nbGUuY29t&quot;; image(&quot;https://api.qrserver.com/v1/create-qr-code/?size=150x150&amp;data=https://www.google.com/calendar/event?eid=N3MwdTRzMHVibzV2bDl2NHJia3QzcWZmZ2s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3MwdTRzMHVibzV2bDl2NHJia3QzcWZmZ2sgNjAwYWE2YTIxYmFiY2NkZjc1MWQxNzRhMzM1ZmVjNmRmOWFiNzZhMjRhODU2NTVlNGEwNjliMjdjODRmMWEzNEBncm91cC5jYWxlbmRhci5nb29nbGUuY29t" xlink:type="simple">https://www.google.com/calendar/event?eid=N3MwdTRzMHVibzV2bDl2NHJia3QzcWZmZ2s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N3MwdTRzMHVibzV2bDl2NHJia3QzcWZmZ2s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MzNtMTI2aDZwa2dhdXZqbmVycXA1YmNtNnMgNjAwYWE2YTIxYmFiY2NkZjc1MWQxNzRhMzM1ZmVjNmRmOWFiNzZhMjRhODU2NTVlNGEwNjliMjdjODRmMWEzNEBncm91cC5jYWxlbmRhci5nb29nbGUuY29t&quot;; image(&quot;https://api.qrserver.com/v1/create-qr-code/?size=150x150&amp;data=https://www.google.com/calendar/event?eid=MzNtMTI2aDZwa2dhdXZqbmVycXA1YmNtNnM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zNtMTI2aDZwa2dhdXZqbmVycXA1YmNtNnMgNjAwYWE2YTIxYmFiY2NkZjc1MWQxNzRhMzM1ZmVjNmRmOWFiNzZhMjRhODU2NTVlNGEwNjliMjdjODRmMWEzNEBncm91cC5jYWxlbmRhci5nb29nbGUuY29t" xlink:type="simple">https://www.google.com/calendar/event?eid=MzNtMTI2aDZwa2dhdXZqbmVycXA1YmNtNnM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MzNtMTI2aDZwa2dhdXZqbmVycXA1YmNtNnM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cXE3bzVkOGRybG92ZWdtMzdhcm1tNTI2dWcgNjAwYWE2YTIxYmFiY2NkZjc1MWQxNzRhMzM1ZmVjNmRmOWFiNzZhMjRhODU2NTVlNGEwNjliMjdjODRmMWEzNEBncm91cC5jYWxlbmRhci5nb29nbGUuY29t&quot;; image(&quot;https://api.qrserver.com/v1/create-qr-code/?size=150x150&amp;data=https://www.google.com/calendar/event?eid=cXE3bzVkOGRybG92ZWdtMzdhcm1tNTI2dWc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XE3bzVkOGRybG92ZWdtMzdhcm1tNTI2dWcgNjAwYWE2YTIxYmFiY2NkZjc1MWQxNzRhMzM1ZmVjNmRmOWFiNzZhMjRhODU2NTVlNGEwNjliMjdjODRmMWEzNEBncm91cC5jYWxlbmRhci5nb29nbGUuY29t" xlink:type="simple">https://www.google.com/calendar/event?eid=cXE3bzVkOGRybG92ZWdtMzdhcm1tNTI2dWc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cXE3bzVkOGRybG92ZWdtMzdhcm1tNTI2dWc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dHAzZmZpbXAxMTlwY2ZhMDYycTdpbm9pZDAgNjAwYWE2YTIxYmFiY2NkZjc1MWQxNzRhMzM1ZmVjNmRmOWFiNzZhMjRhODU2NTVlNGEwNjliMjdjODRmMWEzNEBncm91cC5jYWxlbmRhci5nb29nbGUuY29t&quot;; image(&quot;https://api.qrserver.com/v1/create-qr-code/?size=150x150&amp;data=https://www.google.com/calendar/event?eid=dHAzZmZpbXAxMTlwY2ZhMDYycTdpbm9pZDA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HAzZmZpbXAxMTlwY2ZhMDYycTdpbm9pZDAgNjAwYWE2YTIxYmFiY2NkZjc1MWQxNzRhMzM1ZmVjNmRmOWFiNzZhMjRhODU2NTVlNGEwNjliMjdjODRmMWEzNEBncm91cC5jYWxlbmRhci5nb29nbGUuY29t" xlink:type="simple">https://www.google.com/calendar/event?eid=dHAzZmZpbXAxMTlwY2ZhMDYycTdpbm9pZDA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dHAzZmZpbXAxMTlwY2ZhMDYycTdpbm9pZDA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bjhvcDI0NXZkOXBlN3Q4NDU5dTU5aHNtZ2MgNjAwYWE2YTIxYmFiY2NkZjc1MWQxNzRhMzM1ZmVjNmRmOWFiNzZhMjRhODU2NTVlNGEwNjliMjdjODRmMWEzNEBncm91cC5jYWxlbmRhci5nb29nbGUuY29t&quot;; image(&quot;https://api.qrserver.com/v1/create-qr-code/?size=150x150&amp;data=https://www.google.com/calendar/event?eid=bjhvcDI0NXZkOXBlN3Q4NDU5dTU5aHNtZ2M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jhvcDI0NXZkOXBlN3Q4NDU5dTU5aHNtZ2MgNjAwYWE2YTIxYmFiY2NkZjc1MWQxNzRhMzM1ZmVjNmRmOWFiNzZhMjRhODU2NTVlNGEwNjliMjdjODRmMWEzNEBncm91cC5jYWxlbmRhci5nb29nbGUuY29t" xlink:type="simple">https://www.google.com/calendar/event?eid=bjhvcDI0NXZkOXBlN3Q4NDU5dTU5aHNtZ2M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bjhvcDI0NXZkOXBlN3Q4NDU5dTU5aHNtZ2M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the best Photo Booth rental Dana Point - Event</text:p>
          </table:table-cell>
          <table:table-cell table:style-name="ce3" table:formula="of:=HYPERLINK(&quot;https://www.google.com/calendar/event?eid=czdxamVoMzFxNGxrZmZwOHQ1YTZnY2lycG8gNjAwYWE2YTIxYmFiY2NkZjc1MWQxNzRhMzM1ZmVjNmRmOWFiNzZhMjRhODU2NTVlNGEwNjliMjdjODRmMWEzNEBncm91cC5jYWxlbmRhci5nb29nbGUuY29t&quot;; image(&quot;https://api.qrserver.com/v1/create-qr-code/?size=150x150&amp;data=https://www.google.com/calendar/event?eid=czdxamVoMzFxNGxrZmZwOHQ1YTZnY2lycG8gNjAwYWE2YTIxYmFiY2NkZjc1MWQxNzRhMzM1ZmVjNmRmOWFiNzZhMjRhODU2NTVlNGEwNjliMjdjODRmMWEzN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zdxamVoMzFxNGxrZmZwOHQ1YTZnY2lycG8gNjAwYWE2YTIxYmFiY2NkZjc1MWQxNzRhMzM1ZmVjNmRmOWFiNzZhMjRhODU2NTVlNGEwNjliMjdjODRmMWEzNEBncm91cC5jYWxlbmRhci5nb29nbGUuY29t" xlink:type="simple">https://www.google.com/calendar/event?eid=czdxamVoMzFxNGxrZmZwOHQ1YTZnY2lycG8gNjAwYWE2YTIxYmFiY2NkZjc1MWQxNzRhMzM1ZmVjNmRmOWFiNzZhMjRhODU2NTVlNGEwNjliMjdjODRmMWEzNEBncm91cC5jYWxlbmRhci5nb29nbGUuY29t</text:a></text:p>
          </table:table-cell>
          <table:table-cell table:style-name="ce5" table:formula="of:=HYPERLINK(&quot;https://www.google.com/calendar/event?eid=czdxamVoMzFxNGxrZmZwOHQ1YTZnY2lycG8gNjAwYWE2YTIxYmFiY2NkZjc1MWQxNzRhMzM1ZmVjNmRmOWFiNzZhMjRhODU2NTVlNGEwNjliMjdjODRmMWEzNEBncm91cC5jYWxlbmRhci5nb29nbGUuY29t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youtu.be/1-dEkZNtZHI&quot;; image(&quot;https://api.qrserver.com/v1/create-qr-code/?size=150x150&amp;data=https://youtu.be/1-dEkZNtZH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-dEkZNtZHI" xlink:type="simple">https://youtu.be/1-dEkZNtZHI</text:a></text:p>
          </table:table-cell>
          <table:table-cell table:style-name="ce5" table:formula="of:=HYPERLINK(&quot;https://youtu.be/1-dEkZNtZHI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youtu.be/FPsGz17-j10&quot;; image(&quot;https://api.qrserver.com/v1/create-qr-code/?size=150x150&amp;data=https://youtu.be/FPsGz17-j1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FPsGz17-j10" xlink:type="simple">https://youtu.be/FPsGz17-j10</text:a></text:p>
          </table:table-cell>
          <table:table-cell table:style-name="ce5" table:formula="of:=HYPERLINK(&quot;https://youtu.be/FPsGz17-j10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youtu.be/EmCLBIu0R2I&quot;; image(&quot;https://api.qrserver.com/v1/create-qr-code/?size=150x150&amp;data=https://youtu.be/EmCLBIu0R2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EmCLBIu0R2I" xlink:type="simple">https://youtu.be/EmCLBIu0R2I</text:a></text:p>
          </table:table-cell>
          <table:table-cell table:style-name="ce5" table:formula="of:=HYPERLINK(&quot;https://youtu.be/EmCLBIu0R2I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youtu.be/10hlB0RTfVM&quot;; image(&quot;https://api.qrserver.com/v1/create-qr-code/?size=150x150&amp;data=https://youtu.be/10hlB0RTfV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0hlB0RTfVM" xlink:type="simple">https://youtu.be/10hlB0RTfVM</text:a></text:p>
          </table:table-cell>
          <table:table-cell table:style-name="ce5" table:formula="of:=HYPERLINK(&quot;https://youtu.be/10hlB0RTfVM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the best Photo Booth rental Dana Point</text:p>
          </table:table-cell>
          <table:table-cell table:style-name="ce3" table:formula="of:=HYPERLINK(&quot;https://youtube.com/shorts/qQoPCFKxJzE&quot;; image(&quot;https://api.qrserver.com/v1/create-qr-code/?size=150x150&amp;data=https://youtube.com/shorts/qQoPCFKxJz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be.com/shorts/qQoPCFKxJzE" xlink:type="simple">https://youtube.com/shorts/qQoPCFKxJzE</text:a></text:p>
          </table:table-cell>
          <table:table-cell table:style-name="ce5" table:formula="of:=HYPERLINK(&quot;https://youtube.com/shorts/qQoPCFKxJz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JSpT8TSjQuc9GDOpK7his0KxR6pEe2are9pCkxnSGjk/edit#gid=0&quot;; image(&quot;https://api.qrserver.com/v1/create-qr-code/?size=150x150&amp;data=https://docs.google.com/spreadsheets/d/1JSpT8TSjQuc9GDOpK7his0KxR6pEe2are9pCkxnSGjk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edit#gid=0" xlink:type="simple">https://docs.google.com/spreadsheets/d/1JSpT8TSjQuc9GDOpK7his0KxR6pEe2are9pCkxnSGjk/edit#gid=0</text:a></text:p>
          </table:table-cell>
          <table:table-cell table:style-name="ce5" table:formula="of:=HYPERLINK(&quot;https://docs.google.com/spreadsheets/d/1JSpT8TSjQuc9GDOpK7his0KxR6pEe2are9pCkxnSGjk/edit#gid=0&quot;;&quot;the best Photo Booth rental Dana Point Sheet1&quot;)" office:value-type="string" office:string-value="the best Photo Booth rental Dana Point Sheet1" calcext:value-type="string">
            <text:p>the best Photo Booth rental Dana Point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JSpT8TSjQuc9GDOpK7his0KxR6pEe2are9pCkxnSGjk/edit#gid=665338521&quot;; image(&quot;https://api.qrserver.com/v1/create-qr-code/?size=150x150&amp;data=https://docs.google.com/spreadsheets/d/1JSpT8TSjQuc9GDOpK7his0KxR6pEe2are9pCkxnSGjk/edit#gid=66533852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edit#gid=665338521" xlink:type="simple">https://docs.google.com/spreadsheets/d/1JSpT8TSjQuc9GDOpK7his0KxR6pEe2are9pCkxnSGjk/edit#gid=665338521</text:a></text:p>
          </table:table-cell>
          <table:table-cell table:style-name="ce5" table:formula="of:=HYPERLINK(&quot;https://docs.google.com/spreadsheets/d/1JSpT8TSjQuc9GDOpK7his0KxR6pEe2are9pCkxnSGjk/edit#gid=665338521&quot;;&quot;the best Photo Booth rental Dana Point Keywords&quot;)" office:value-type="string" office:string-value="the best Photo Booth rental Dana Point Keywords" calcext:value-type="string">
            <text:p>the best Photo Booth rental Dana Point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JSpT8TSjQuc9GDOpK7his0KxR6pEe2are9pCkxnSGjk/edit#gid=1843028533&quot;; image(&quot;https://api.qrserver.com/v1/create-qr-code/?size=150x150&amp;data=https://docs.google.com/spreadsheets/d/1JSpT8TSjQuc9GDOpK7his0KxR6pEe2are9pCkxnSGjk/edit#gid=1843028533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edit#gid=1843028533" xlink:type="simple">https://docs.google.com/spreadsheets/d/1JSpT8TSjQuc9GDOpK7his0KxR6pEe2are9pCkxnSGjk/edit#gid=1843028533</text:a></text:p>
          </table:table-cell>
          <table:table-cell table:style-name="ce5" table:formula="of:=HYPERLINK(&quot;https://docs.google.com/spreadsheets/d/1JSpT8TSjQuc9GDOpK7his0KxR6pEe2are9pCkxnSGjk/edit#gid=1843028533&quot;;&quot;the best Photo Booth rental Dana Point Content&quot;)" office:value-type="string" office:string-value="the best Photo Booth rental Dana Point Content" calcext:value-type="string">
            <text:p>the best Photo Booth rental Dana Point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JSpT8TSjQuc9GDOpK7his0KxR6pEe2are9pCkxnSGjk/edit#gid=278864296&quot;; image(&quot;https://api.qrserver.com/v1/create-qr-code/?size=150x150&amp;data=https://docs.google.com/spreadsheets/d/1JSpT8TSjQuc9GDOpK7his0KxR6pEe2are9pCkxnSGjk/edit#gid=278864296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edit#gid=278864296" xlink:type="simple">https://docs.google.com/spreadsheets/d/1JSpT8TSjQuc9GDOpK7his0KxR6pEe2are9pCkxnSGjk/edit#gid=278864296</text:a></text:p>
          </table:table-cell>
          <table:table-cell table:style-name="ce5" table:formula="of:=HYPERLINK(&quot;https://docs.google.com/spreadsheets/d/1JSpT8TSjQuc9GDOpK7his0KxR6pEe2are9pCkxnSGjk/edit#gid=278864296&quot;;&quot;the best Photo Booth rental Dana Point Calendar Events&quot;)" office:value-type="string" office:string-value="the best Photo Booth rental Dana Point Calendar Events" calcext:value-type="string">
            <text:p>the best Photo Booth rental Dana Point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JSpT8TSjQuc9GDOpK7his0KxR6pEe2are9pCkxnSGjk/edit#gid=490035952&quot;; image(&quot;https://api.qrserver.com/v1/create-qr-code/?size=150x150&amp;data=https://docs.google.com/spreadsheets/d/1JSpT8TSjQuc9GDOpK7his0KxR6pEe2are9pCkxnSGjk/edit#gid=490035952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edit#gid=490035952" xlink:type="simple">https://docs.google.com/spreadsheets/d/1JSpT8TSjQuc9GDOpK7his0KxR6pEe2are9pCkxnSGjk/edit#gid=490035952</text:a></text:p>
          </table:table-cell>
          <table:table-cell table:style-name="ce5" table:formula="of:=HYPERLINK(&quot;https://docs.google.com/spreadsheets/d/1JSpT8TSjQuc9GDOpK7his0KxR6pEe2are9pCkxnSGjk/edit#gid=490035952&quot;;&quot;the best Photo Booth rental Dana Point RSS Feeds&quot;)" office:value-type="string" office:string-value="the best Photo Booth rental Dana Point RSS Feeds" calcext:value-type="string">
            <text:p>the best Photo Booth rental Dana Point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the best Photo Booth rental Dana Point HTML</text:p>
          </table:table-cell>
          <table:table-cell/>
          <table:table-cell table:style-name="ce4" office:value-type="string" calcext:value-type="string">
            <text:p><text:a xlink:href="https://drive.google.com/drive/folders/1LY02CdnTZEqy2FWHSrBmHRAVeQ-jXgm5?usp=sharing" xlink:type="simple">https://drive.google.com/drive/folders/1LY02CdnTZEqy2FWHSrBmHRAVeQ-jXgm5?usp=sharing</text:a></text:p>
          </table:table-cell>
          <table:table-cell table:style-name="ce5" table:formula="of:=HYPERLINK(&quot;https://drive.google.com/drive/folders/1LY02CdnTZEqy2FWHSrBmHRAVeQ-jXgm5?usp=sharing&quot;;&quot;the best Photo Booth rental Dana Point HTML&quot;)" office:value-type="string" office:string-value="the best Photo Booth rental Dana Point HTML" calcext:value-type="string">
            <text:p>the best Photo Booth rental Dana Point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the best Photo Booth rental Dana Point.html</text:p>
          </table:table-cell>
          <table:table-cell/>
          <table:table-cell table:style-name="ce4" office:value-type="string" calcext:value-type="string">
            <text:p><text:a xlink:href="https://drive.google.com/file/d/18m2HuLtok5fRQqdiOuzP_FbeCsUiW2l8/view?usp=sharing" xlink:type="simple">https://drive.google.com/file/d/18m2HuLtok5fRQqdiOuzP_FbeCsUiW2l8/view?usp=sharing</text:a></text:p>
          </table:table-cell>
          <table:table-cell table:style-name="ce5" table:formula="of:=HYPERLINK(&quot;https://drive.google.com/file/d/18m2HuLtok5fRQqdiOuzP_FbeCsUiW2l8/view?usp=sharing&quot;;&quot;the best Photo Booth rental Dana Point.html&quot;)" office:value-type="string" office:string-value="the best Photo Booth rental Dana Point.html" calcext:value-type="string">
            <text:p>the best Photo Booth rental Dana Point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the best Photo Booth rental Dana Point MSFT</text:p>
          </table:table-cell>
          <table:table-cell/>
          <table:table-cell table:style-name="ce4" office:value-type="string" calcext:value-type="string">
            <text:p><text:a xlink:href="https://drive.google.com/drive/folders/1CWAVJHS9fckD4b3y2L0jVTzqGFYFeVjj?usp=sharing" xlink:type="simple">https://drive.google.com/drive/folders/1CWAVJHS9fckD4b3y2L0jVTzqGFYFeVjj?usp=sharing</text:a></text:p>
          </table:table-cell>
          <table:table-cell table:style-name="ce5" table:formula="of:=HYPERLINK(&quot;https://drive.google.com/drive/folders/1CWAVJHS9fckD4b3y2L0jVTzqGFYFeVjj?usp=sharing&quot;;&quot;the best Photo Booth rental Dana Point MSFT&quot;)" office:value-type="string" office:string-value="the best Photo Booth rental Dana Point MSFT" calcext:value-type="string">
            <text:p>the best Photo Booth rental Dana Point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Unique Photo Booths in SoCal </text:p>
          </table:table-cell>
          <table:table-cell/>
          <table:table-cell table:style-name="ce4" office:value-type="string" calcext:value-type="string">
            <text:p><text:a xlink:href="https://docs.google.com/document/d/1YMGMX_eqU3ljQ09eyw49cQpiUyr04ZycDcAOX-3HKZk/edit?usp=sharing" xlink:type="simple">https://docs.google.com/document/d/1YMGMX_eqU3ljQ09eyw49cQpiUyr04ZycDcAOX-3HKZk/edit?usp=sharing</text:a></text:p>
          </table:table-cell>
          <table:table-cell table:style-name="ce5" table:formula="of:=HYPERLINK(&quot;https://docs.google.com/document/d/1YMGMX_eqU3ljQ09eyw49cQpiUyr04ZycDcAOX-3HKZk/edit?usp=sharing&quot;;&quot;Rent Unique Photo Booths in SoCal &quot;)" office:value-type="string" office:string-value="Rent Unique Photo Booths in SoCal " calcext:value-type="string">
            <text:p>Rent Unique Photo Booths in SoCal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Unique Photo Booths in SoCal <text:s/>pub</text:p>
          </table:table-cell>
          <table:table-cell/>
          <table:table-cell table:style-name="ce4" office:value-type="string" calcext:value-type="string">
            <text:p><text:a xlink:href="https://docs.google.com/document/d/1YMGMX_eqU3ljQ09eyw49cQpiUyr04ZycDcAOX-3HKZk/pub" xlink:type="simple">https://docs.google.com/document/d/1YMGMX_eqU3ljQ09eyw49cQpiUyr04ZycDcAOX-3HKZk/pub</text:a></text:p>
          </table:table-cell>
          <table:table-cell table:style-name="ce5" table:formula="of:=HYPERLINK(&quot;https://docs.google.com/document/d/1YMGMX_eqU3ljQ09eyw49cQpiUyr04ZycDcAOX-3HKZk/edit?usp=sharing&quot;;&quot;Rent Unique Photo Booths in SoCal &quot;)" office:value-type="string" office:string-value="Rent Unique Photo Booths in SoCal " calcext:value-type="string">
            <text:p>Rent Unique Photo Booths in SoCal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Unique Photo Booths in SoCal <text:s/>view</text:p>
          </table:table-cell>
          <table:table-cell/>
          <table:table-cell table:style-name="ce4" office:value-type="string" calcext:value-type="string">
            <text:p><text:a xlink:href="https://docs.google.com/document/d/1YMGMX_eqU3ljQ09eyw49cQpiUyr04ZycDcAOX-3HKZk/view" xlink:type="simple">https://docs.google.com/document/d/1YMGMX_eqU3ljQ09eyw49cQpiUyr04ZycDcAOX-3HKZk/view</text:a></text:p>
          </table:table-cell>
          <table:table-cell table:style-name="ce5" table:formula="of:=HYPERLINK(&quot;https://docs.google.com/document/d/1YMGMX_eqU3ljQ09eyw49cQpiUyr04ZycDcAOX-3HKZk/edit?usp=sharing&quot;;&quot;Rent Unique Photo Booths in SoCal &quot;)" office:value-type="string" office:string-value="Rent Unique Photo Booths in SoCal " calcext:value-type="string">
            <text:p>Rent Unique Photo Booths in SoCal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Best Service </text:p>
          </table:table-cell>
          <table:table-cell/>
          <table:table-cell table:style-name="ce4" office:value-type="string" calcext:value-type="string">
            <text:p><text:a xlink:href="https://docs.google.com/document/d/10z94vcyMtFKLmNnYjhygiEU4SZVRFd4ZGyjG1nssGHY/edit?usp=sharing" xlink:type="simple">https://docs.google.com/document/d/10z94vcyMtFKLmNnYjhygiEU4SZVRFd4ZGyjG1nssGHY/edit?usp=sharing</text:a></text:p>
          </table:table-cell>
          <table:table-cell table:style-name="ce5" table:formula="of:=HYPERLINK(&quot;https://docs.google.com/document/d/10z94vcyMtFKLmNnYjhygiEU4SZVRFd4ZGyjG1nssGHY/edit?usp=sharing&quot;;&quot;Photo Booth Rental Best Service &quot;)" office:value-type="string" office:string-value="Photo Booth Rental Best Service " calcext:value-type="string">
            <text:p>Photo Booth Rental Best Service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Best Service <text:s/>pub</text:p>
          </table:table-cell>
          <table:table-cell/>
          <table:table-cell table:style-name="ce4" office:value-type="string" calcext:value-type="string">
            <text:p><text:a xlink:href="https://docs.google.com/document/d/10z94vcyMtFKLmNnYjhygiEU4SZVRFd4ZGyjG1nssGHY/pub" xlink:type="simple">https://docs.google.com/document/d/10z94vcyMtFKLmNnYjhygiEU4SZVRFd4ZGyjG1nssGHY/pub</text:a></text:p>
          </table:table-cell>
          <table:table-cell table:style-name="ce5" table:formula="of:=HYPERLINK(&quot;https://docs.google.com/document/d/10z94vcyMtFKLmNnYjhygiEU4SZVRFd4ZGyjG1nssGHY/edit?usp=sharing&quot;;&quot;Photo Booth Rental Best Service &quot;)" office:value-type="string" office:string-value="Photo Booth Rental Best Service " calcext:value-type="string">
            <text:p>Photo Booth Rental Best Service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Best Service <text:s/>view</text:p>
          </table:table-cell>
          <table:table-cell/>
          <table:table-cell table:style-name="ce4" office:value-type="string" calcext:value-type="string">
            <text:p><text:a xlink:href="https://docs.google.com/document/d/10z94vcyMtFKLmNnYjhygiEU4SZVRFd4ZGyjG1nssGHY/view" xlink:type="simple">https://docs.google.com/document/d/10z94vcyMtFKLmNnYjhygiEU4SZVRFd4ZGyjG1nssGHY/view</text:a></text:p>
          </table:table-cell>
          <table:table-cell table:style-name="ce5" table:formula="of:=HYPERLINK(&quot;https://docs.google.com/document/d/10z94vcyMtFKLmNnYjhygiEU4SZVRFd4ZGyjG1nssGHY/edit?usp=sharing&quot;;&quot;Photo Booth Rental Best Service &quot;)" office:value-type="string" office:string-value="Photo Booth Rental Best Service " calcext:value-type="string">
            <text:p>Photo Booth Rental Best Service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rentals in Huntington Beach</text:p>
          </table:table-cell>
          <table:table-cell/>
          <table:table-cell table:style-name="ce4" office:value-type="string" calcext:value-type="string">
            <text:p><text:a xlink:href="https://docs.google.com/document/d/1G-0xybOLRv4idr--p-OcT7oAfc18uVbAjNGw_fuSS7g/edit?usp=sharing" xlink:type="simple">https://docs.google.com/document/d/1G-0xybOLRv4idr--p-OcT7oAfc18uVbAjNGw_fuSS7g/edit?usp=sharing</text:a></text:p>
          </table:table-cell>
          <table:table-cell table:style-name="ce5" table:formula="of:=HYPERLINK(&quot;https://docs.google.com/document/d/1G-0xybOLRv4idr--p-OcT7oAfc18uVbAjNGw_fuSS7g/edit?usp=sharing&quot;;&quot;Photo Booth Rental rentals in Huntington Beach&quot;)" office:value-type="string" office:string-value="Photo Booth Rental rentals in Huntington Beach" calcext:value-type="string">
            <text:p>Photo Booth Rental rentals in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rentals in Huntington Beach pub</text:p>
          </table:table-cell>
          <table:table-cell/>
          <table:table-cell table:style-name="ce4" office:value-type="string" calcext:value-type="string">
            <text:p><text:a xlink:href="https://docs.google.com/document/d/1G-0xybOLRv4idr--p-OcT7oAfc18uVbAjNGw_fuSS7g/pub" xlink:type="simple">https://docs.google.com/document/d/1G-0xybOLRv4idr--p-OcT7oAfc18uVbAjNGw_fuSS7g/pub</text:a></text:p>
          </table:table-cell>
          <table:table-cell table:style-name="ce5" table:formula="of:=HYPERLINK(&quot;https://docs.google.com/document/d/1G-0xybOLRv4idr--p-OcT7oAfc18uVbAjNGw_fuSS7g/edit?usp=sharing&quot;;&quot;Photo Booth Rental rentals in Huntington Beach&quot;)" office:value-type="string" office:string-value="Photo Booth Rental rentals in Huntington Beach" calcext:value-type="string">
            <text:p>Photo Booth Rental rentals in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rentals in Huntington Beach view</text:p>
          </table:table-cell>
          <table:table-cell/>
          <table:table-cell table:style-name="ce4" office:value-type="string" calcext:value-type="string">
            <text:p><text:a xlink:href="https://docs.google.com/document/d/1G-0xybOLRv4idr--p-OcT7oAfc18uVbAjNGw_fuSS7g/view" xlink:type="simple">https://docs.google.com/document/d/1G-0xybOLRv4idr--p-OcT7oAfc18uVbAjNGw_fuSS7g/view</text:a></text:p>
          </table:table-cell>
          <table:table-cell table:style-name="ce5" table:formula="of:=HYPERLINK(&quot;https://docs.google.com/document/d/1G-0xybOLRv4idr--p-OcT7oAfc18uVbAjNGw_fuSS7g/edit?usp=sharing&quot;;&quot;Photo Booth Rental rentals in Huntington Beach&quot;)" office:value-type="string" office:string-value="Photo Booth Rental rentals in Huntington Beach" calcext:value-type="string">
            <text:p>Photo Booth Rental rentals in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in Huntington Beach, CA</text:p>
          </table:table-cell>
          <table:table-cell/>
          <table:table-cell table:style-name="ce4" office:value-type="string" calcext:value-type="string">
            <text:p><text:a xlink:href="https://docs.google.com/document/d/1swOKwxqjKBkUOTPEIr8A1sccn2IGBIq3emRpzOcsHuY/edit?usp=sharing" xlink:type="simple">https://docs.google.com/document/d/1swOKwxqjKBkUOTPEIr8A1sccn2IGBIq3emRpzOcsHuY/edit?usp=sharing</text:a></text:p>
          </table:table-cell>
          <table:table-cell table:style-name="ce5" table:formula="of:=HYPERLINK(&quot;https://docs.google.com/document/d/1swOKwxqjKBkUOTPEIr8A1sccn2IGBIq3emRpzOcsHuY/edit?usp=sharing&quot;;&quot;Photo booth rental in Huntington Beach, CA&quot;)" office:value-type="string" office:string-value="Photo booth rental in Huntington Beach, CA" calcext:value-type="string">
            <text:p>Photo booth rental in Huntington Beach, C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in Huntington Beach, CA pub</text:p>
          </table:table-cell>
          <table:table-cell/>
          <table:table-cell table:style-name="ce4" office:value-type="string" calcext:value-type="string">
            <text:p><text:a xlink:href="https://docs.google.com/document/d/1swOKwxqjKBkUOTPEIr8A1sccn2IGBIq3emRpzOcsHuY/pub" xlink:type="simple">https://docs.google.com/document/d/1swOKwxqjKBkUOTPEIr8A1sccn2IGBIq3emRpzOcsHuY/pub</text:a></text:p>
          </table:table-cell>
          <table:table-cell table:style-name="ce5" table:formula="of:=HYPERLINK(&quot;https://docs.google.com/document/d/1swOKwxqjKBkUOTPEIr8A1sccn2IGBIq3emRpzOcsHuY/edit?usp=sharing&quot;;&quot;Photo booth rental in Huntington Beach, CA&quot;)" office:value-type="string" office:string-value="Photo booth rental in Huntington Beach, CA" calcext:value-type="string">
            <text:p>Photo booth rental in Huntington Beach, C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in Huntington Beach, CA view</text:p>
          </table:table-cell>
          <table:table-cell/>
          <table:table-cell table:style-name="ce4" office:value-type="string" calcext:value-type="string">
            <text:p><text:a xlink:href="https://docs.google.com/document/d/1swOKwxqjKBkUOTPEIr8A1sccn2IGBIq3emRpzOcsHuY/view" xlink:type="simple">https://docs.google.com/document/d/1swOKwxqjKBkUOTPEIr8A1sccn2IGBIq3emRpzOcsHuY/view</text:a></text:p>
          </table:table-cell>
          <table:table-cell table:style-name="ce5" table:formula="of:=HYPERLINK(&quot;https://docs.google.com/document/d/1swOKwxqjKBkUOTPEIr8A1sccn2IGBIq3emRpzOcsHuY/edit?usp=sharing&quot;;&quot;Photo booth rental in Huntington Beach, CA&quot;)" office:value-type="string" office:string-value="Photo booth rental in Huntington Beach, CA" calcext:value-type="string">
            <text:p>Photo booth rental in Huntington Beach, C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s in Huntington Beach, CA</text:p>
          </table:table-cell>
          <table:table-cell/>
          <table:table-cell table:style-name="ce4" office:value-type="string" calcext:value-type="string">
            <text:p><text:a xlink:href="https://docs.google.com/document/d/1ugBrwMBzjZHBx5u8wkliBE12FARNDAxDz_RmB_EPywQ/edit?usp=sharing" xlink:type="simple">https://docs.google.com/document/d/1ugBrwMBzjZHBx5u8wkliBE12FARNDAxDz_RmB_EPywQ/edit?usp=sharing</text:a></text:p>
          </table:table-cell>
          <table:table-cell table:style-name="ce5" table:formula="of:=HYPERLINK(&quot;https://docs.google.com/document/d/1ugBrwMBzjZHBx5u8wkliBE12FARNDAxDz_RmB_EPywQ/edit?usp=sharing&quot;;&quot;Photo Booths in Huntington Beach, CA&quot;)" office:value-type="string" office:string-value="Photo Booths in Huntington Beach, CA" calcext:value-type="string">
            <text:p>Photo Booths in Huntington Beach, C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s in Huntington Beach, CA pub</text:p>
          </table:table-cell>
          <table:table-cell/>
          <table:table-cell table:style-name="ce4" office:value-type="string" calcext:value-type="string">
            <text:p><text:a xlink:href="https://docs.google.com/document/d/1ugBrwMBzjZHBx5u8wkliBE12FARNDAxDz_RmB_EPywQ/pub" xlink:type="simple">https://docs.google.com/document/d/1ugBrwMBzjZHBx5u8wkliBE12FARNDAxDz_RmB_EPywQ/pub</text:a></text:p>
          </table:table-cell>
          <table:table-cell table:style-name="ce5" table:formula="of:=HYPERLINK(&quot;https://docs.google.com/document/d/1ugBrwMBzjZHBx5u8wkliBE12FARNDAxDz_RmB_EPywQ/edit?usp=sharing&quot;;&quot;Photo Booths in Huntington Beach, CA&quot;)" office:value-type="string" office:string-value="Photo Booths in Huntington Beach, CA" calcext:value-type="string">
            <text:p>Photo Booths in Huntington Beach, C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s in Huntington Beach, CA view</text:p>
          </table:table-cell>
          <table:table-cell/>
          <table:table-cell table:style-name="ce4" office:value-type="string" calcext:value-type="string">
            <text:p><text:a xlink:href="https://docs.google.com/document/d/1ugBrwMBzjZHBx5u8wkliBE12FARNDAxDz_RmB_EPywQ/view" xlink:type="simple">https://docs.google.com/document/d/1ugBrwMBzjZHBx5u8wkliBE12FARNDAxDz_RmB_EPywQ/view</text:a></text:p>
          </table:table-cell>
          <table:table-cell table:style-name="ce5" table:formula="of:=HYPERLINK(&quot;https://docs.google.com/document/d/1ugBrwMBzjZHBx5u8wkliBE12FARNDAxDz_RmB_EPywQ/edit?usp=sharing&quot;;&quot;Photo Booths in Huntington Beach, CA&quot;)" office:value-type="string" office:string-value="Photo Booths in Huntington Beach, CA" calcext:value-type="string">
            <text:p>Photo Booths in Huntington Beach, C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Huntington Beach CA</text:p>
          </table:table-cell>
          <table:table-cell/>
          <table:table-cell table:style-name="ce4" office:value-type="string" calcext:value-type="string">
            <text:p><text:a xlink:href="https://docs.google.com/document/d/1y1ujUC0QoGfP33YLUDMd-U5yGmgGL0p58_dt9XkmOv8/edit?usp=sharing" xlink:type="simple">https://docs.google.com/document/d/1y1ujUC0QoGfP33YLUDMd-U5yGmgGL0p58_dt9XkmOv8/edit?usp=sharing</text:a></text:p>
          </table:table-cell>
          <table:table-cell table:style-name="ce5" table:formula="of:=HYPERLINK(&quot;https://docs.google.com/document/d/1y1ujUC0QoGfP33YLUDMd-U5yGmgGL0p58_dt9XkmOv8/edit?usp=sharing&quot;;&quot;Photo Booth Rental Huntington Beach CA&quot;)" office:value-type="string" office:string-value="Photo Booth Rental Huntington Beach CA" calcext:value-type="string">
            <text:p>Photo Booth Rental Huntington Beach C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Huntington Beach CA pub</text:p>
          </table:table-cell>
          <table:table-cell/>
          <table:table-cell table:style-name="ce4" office:value-type="string" calcext:value-type="string">
            <text:p><text:a xlink:href="https://docs.google.com/document/d/1y1ujUC0QoGfP33YLUDMd-U5yGmgGL0p58_dt9XkmOv8/pub" xlink:type="simple">https://docs.google.com/document/d/1y1ujUC0QoGfP33YLUDMd-U5yGmgGL0p58_dt9XkmOv8/pub</text:a></text:p>
          </table:table-cell>
          <table:table-cell table:style-name="ce5" table:formula="of:=HYPERLINK(&quot;https://docs.google.com/document/d/1y1ujUC0QoGfP33YLUDMd-U5yGmgGL0p58_dt9XkmOv8/edit?usp=sharing&quot;;&quot;Photo Booth Rental Huntington Beach CA&quot;)" office:value-type="string" office:string-value="Photo Booth Rental Huntington Beach CA" calcext:value-type="string">
            <text:p>Photo Booth Rental Huntington Beach C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Huntington Beach CA view</text:p>
          </table:table-cell>
          <table:table-cell/>
          <table:table-cell table:style-name="ce4" office:value-type="string" calcext:value-type="string">
            <text:p><text:a xlink:href="https://docs.google.com/document/d/1y1ujUC0QoGfP33YLUDMd-U5yGmgGL0p58_dt9XkmOv8/view" xlink:type="simple">https://docs.google.com/document/d/1y1ujUC0QoGfP33YLUDMd-U5yGmgGL0p58_dt9XkmOv8/view</text:a></text:p>
          </table:table-cell>
          <table:table-cell table:style-name="ce5" table:formula="of:=HYPERLINK(&quot;https://docs.google.com/document/d/1y1ujUC0QoGfP33YLUDMd-U5yGmgGL0p58_dt9XkmOv8/edit?usp=sharing&quot;;&quot;Photo Booth Rental Huntington Beach CA&quot;)" office:value-type="string" office:string-value="Photo Booth Rental Huntington Beach CA" calcext:value-type="string">
            <text:p>Photo Booth Rental Huntington Beach C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Orange County </text:p>
          </table:table-cell>
          <table:table-cell/>
          <table:table-cell table:style-name="ce4" office:value-type="string" calcext:value-type="string">
            <text:p><text:a xlink:href="https://docs.google.com/document/d/15cOZGh8RhIOZeYp9nrqf8hOuVei-FoiLEDdgj8jjfwU/edit?usp=sharing" xlink:type="simple">https://docs.google.com/document/d/15cOZGh8RhIOZeYp9nrqf8hOuVei-FoiLEDdgj8jjfwU/edit?usp=sharing</text:a></text:p>
          </table:table-cell>
          <table:table-cell table:style-name="ce5" table:formula="of:=HYPERLINK(&quot;https://docs.google.com/document/d/15cOZGh8RhIOZeYp9nrqf8hOuVei-FoiLEDdgj8jjfwU/edit?usp=sharing&quot;;&quot;Photo Booth Rentals Orange County &quot;)" office:value-type="string" office:string-value="Photo Booth Rentals Orange County " calcext:value-type="string">
            <text:p>Photo Booth Rentals Orange County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Orange County <text:s/>pub</text:p>
          </table:table-cell>
          <table:table-cell/>
          <table:table-cell table:style-name="ce4" office:value-type="string" calcext:value-type="string">
            <text:p><text:a xlink:href="https://docs.google.com/document/d/15cOZGh8RhIOZeYp9nrqf8hOuVei-FoiLEDdgj8jjfwU/pub" xlink:type="simple">https://docs.google.com/document/d/15cOZGh8RhIOZeYp9nrqf8hOuVei-FoiLEDdgj8jjfwU/pub</text:a></text:p>
          </table:table-cell>
          <table:table-cell table:style-name="ce5" table:formula="of:=HYPERLINK(&quot;https://docs.google.com/document/d/15cOZGh8RhIOZeYp9nrqf8hOuVei-FoiLEDdgj8jjfwU/edit?usp=sharing&quot;;&quot;Photo Booth Rentals Orange County &quot;)" office:value-type="string" office:string-value="Photo Booth Rentals Orange County " calcext:value-type="string">
            <text:p>Photo Booth Rentals Orange County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Orange County <text:s/>view</text:p>
          </table:table-cell>
          <table:table-cell/>
          <table:table-cell table:style-name="ce4" office:value-type="string" calcext:value-type="string">
            <text:p><text:a xlink:href="https://docs.google.com/document/d/15cOZGh8RhIOZeYp9nrqf8hOuVei-FoiLEDdgj8jjfwU/view" xlink:type="simple">https://docs.google.com/document/d/15cOZGh8RhIOZeYp9nrqf8hOuVei-FoiLEDdgj8jjfwU/view</text:a></text:p>
          </table:table-cell>
          <table:table-cell table:style-name="ce5" table:formula="of:=HYPERLINK(&quot;https://docs.google.com/document/d/15cOZGh8RhIOZeYp9nrqf8hOuVei-FoiLEDdgj8jjfwU/edit?usp=sharing&quot;;&quot;Photo Booth Rentals Orange County &quot;)" office:value-type="string" office:string-value="Photo Booth Rentals Orange County " calcext:value-type="string">
            <text:p>Photo Booth Rentals Orange County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Huntington Beach</text:p>
          </table:table-cell>
          <table:table-cell/>
          <table:table-cell table:style-name="ce4" office:value-type="string" calcext:value-type="string">
            <text:p><text:a xlink:href="https://docs.google.com/document/d/1CUO5t9VVTHmq7Y24O6CW-o_AGWelTLmWxNvVMoc23DM/edit?usp=sharing" xlink:type="simple">https://docs.google.com/document/d/1CUO5t9VVTHmq7Y24O6CW-o_AGWelTLmWxNvVMoc23DM/edit?usp=sharing</text:a></text:p>
          </table:table-cell>
          <table:table-cell table:style-name="ce5" table:formula="of:=HYPERLINK(&quot;https://docs.google.com/document/d/1CUO5t9VVTHmq7Y24O6CW-o_AGWelTLmWxNvVMoc23DM/edit?usp=sharing&quot;;&quot;photo booth Rental Huntington Beach&quot;)" office:value-type="string" office:string-value="photo booth Rental Huntington Beach" calcext:value-type="string">
            <text:p>photo booth Rental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Huntington Beach pub</text:p>
          </table:table-cell>
          <table:table-cell/>
          <table:table-cell table:style-name="ce4" office:value-type="string" calcext:value-type="string">
            <text:p><text:a xlink:href="https://docs.google.com/document/d/1CUO5t9VVTHmq7Y24O6CW-o_AGWelTLmWxNvVMoc23DM/pub" xlink:type="simple">https://docs.google.com/document/d/1CUO5t9VVTHmq7Y24O6CW-o_AGWelTLmWxNvVMoc23DM/pub</text:a></text:p>
          </table:table-cell>
          <table:table-cell table:style-name="ce5" table:formula="of:=HYPERLINK(&quot;https://docs.google.com/document/d/1CUO5t9VVTHmq7Y24O6CW-o_AGWelTLmWxNvVMoc23DM/edit?usp=sharing&quot;;&quot;photo booth Rental Huntington Beach&quot;)" office:value-type="string" office:string-value="photo booth Rental Huntington Beach" calcext:value-type="string">
            <text:p>photo booth Rental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Huntington Beach view</text:p>
          </table:table-cell>
          <table:table-cell/>
          <table:table-cell table:style-name="ce4" office:value-type="string" calcext:value-type="string">
            <text:p><text:a xlink:href="https://docs.google.com/document/d/1CUO5t9VVTHmq7Y24O6CW-o_AGWelTLmWxNvVMoc23DM/view" xlink:type="simple">https://docs.google.com/document/d/1CUO5t9VVTHmq7Y24O6CW-o_AGWelTLmWxNvVMoc23DM/view</text:a></text:p>
          </table:table-cell>
          <table:table-cell table:style-name="ce5" table:formula="of:=HYPERLINK(&quot;https://docs.google.com/document/d/1CUO5t9VVTHmq7Y24O6CW-o_AGWelTLmWxNvVMoc23DM/edit?usp=sharing&quot;;&quot;photo booth Rental Huntington Beach&quot;)" office:value-type="string" office:string-value="photo booth Rental Huntington Beach" calcext:value-type="string">
            <text:p>photo booth Rental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Huntington Beach</text:p>
          </table:table-cell>
          <table:table-cell/>
          <table:table-cell table:style-name="ce4" office:value-type="string" calcext:value-type="string">
            <text:p><text:a xlink:href="https://docs.google.com/document/d/12bsmX0o-U9CVbFYQO0ynSggW3cNvfVf8FAc1OGEWXK4/edit?usp=sharing" xlink:type="simple">https://docs.google.com/document/d/12bsmX0o-U9CVbFYQO0ynSggW3cNvfVf8FAc1OGEWXK4/edit?usp=sharing</text:a></text:p>
          </table:table-cell>
          <table:table-cell table:style-name="ce5" table:formula="of:=HYPERLINK(&quot;https://docs.google.com/document/d/12bsmX0o-U9CVbFYQO0ynSggW3cNvfVf8FAc1OGEWXK4/edit?usp=sharing&quot;;&quot;photo booth Rental Huntington Beach&quot;)" office:value-type="string" office:string-value="photo booth Rental Huntington Beach" calcext:value-type="string">
            <text:p>photo booth Rental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Huntington Beach pub</text:p>
          </table:table-cell>
          <table:table-cell/>
          <table:table-cell table:style-name="ce4" office:value-type="string" calcext:value-type="string">
            <text:p><text:a xlink:href="https://docs.google.com/document/d/12bsmX0o-U9CVbFYQO0ynSggW3cNvfVf8FAc1OGEWXK4/pub" xlink:type="simple">https://docs.google.com/document/d/12bsmX0o-U9CVbFYQO0ynSggW3cNvfVf8FAc1OGEWXK4/pub</text:a></text:p>
          </table:table-cell>
          <table:table-cell table:style-name="ce5" table:formula="of:=HYPERLINK(&quot;https://docs.google.com/document/d/12bsmX0o-U9CVbFYQO0ynSggW3cNvfVf8FAc1OGEWXK4/edit?usp=sharing&quot;;&quot;photo booth Rental Huntington Beach&quot;)" office:value-type="string" office:string-value="photo booth Rental Huntington Beach" calcext:value-type="string">
            <text:p>photo booth Rental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Huntington Beach view</text:p>
          </table:table-cell>
          <table:table-cell/>
          <table:table-cell table:style-name="ce4" office:value-type="string" calcext:value-type="string">
            <text:p><text:a xlink:href="https://docs.google.com/document/d/12bsmX0o-U9CVbFYQO0ynSggW3cNvfVf8FAc1OGEWXK4/view" xlink:type="simple">https://docs.google.com/document/d/12bsmX0o-U9CVbFYQO0ynSggW3cNvfVf8FAc1OGEWXK4/view</text:a></text:p>
          </table:table-cell>
          <table:table-cell table:style-name="ce5" table:formula="of:=HYPERLINK(&quot;https://docs.google.com/document/d/12bsmX0o-U9CVbFYQO0ynSggW3cNvfVf8FAc1OGEWXK4/edit?usp=sharing&quot;;&quot;photo booth Rental Huntington Beach&quot;)" office:value-type="string" office:string-value="photo booth Rental Huntington Beach" calcext:value-type="string">
            <text:p>photo booth Rental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Orange County</text:p>
          </table:table-cell>
          <table:table-cell/>
          <table:table-cell table:style-name="ce4" office:value-type="string" calcext:value-type="string">
            <text:p><text:a xlink:href="https://docs.google.com/document/d/1pn5iPn-GhyqFB8jE8_hteahFZElvMF3UPC8Q75j_O_I/edit?usp=sharing" xlink:type="simple">https://docs.google.com/document/d/1pn5iPn-GhyqFB8jE8_hteahFZElvMF3UPC8Q75j_O_I/edit?usp=sharing</text:a></text:p>
          </table:table-cell>
          <table:table-cell table:style-name="ce5" table:formula="of:=HYPERLINK(&quot;https://docs.google.com/document/d/1pn5iPn-GhyqFB8jE8_hteahFZElvMF3UPC8Q75j_O_I/edit?usp=sharing&quot;;&quot;Photo booth rental Orange County&quot;)" office:value-type="string" office:string-value="Photo booth rental Orange County" calcext:value-type="string">
            <text:p>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Orange County pub</text:p>
          </table:table-cell>
          <table:table-cell/>
          <table:table-cell table:style-name="ce4" office:value-type="string" calcext:value-type="string">
            <text:p><text:a xlink:href="https://docs.google.com/document/d/1pn5iPn-GhyqFB8jE8_hteahFZElvMF3UPC8Q75j_O_I/pub" xlink:type="simple">https://docs.google.com/document/d/1pn5iPn-GhyqFB8jE8_hteahFZElvMF3UPC8Q75j_O_I/pub</text:a></text:p>
          </table:table-cell>
          <table:table-cell table:style-name="ce5" table:formula="of:=HYPERLINK(&quot;https://docs.google.com/document/d/1pn5iPn-GhyqFB8jE8_hteahFZElvMF3UPC8Q75j_O_I/edit?usp=sharing&quot;;&quot;Photo booth rental Orange County&quot;)" office:value-type="string" office:string-value="Photo booth rental Orange County" calcext:value-type="string">
            <text:p>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Orange County view</text:p>
          </table:table-cell>
          <table:table-cell/>
          <table:table-cell table:style-name="ce4" office:value-type="string" calcext:value-type="string">
            <text:p><text:a xlink:href="https://docs.google.com/document/d/1pn5iPn-GhyqFB8jE8_hteahFZElvMF3UPC8Q75j_O_I/view" xlink:type="simple">https://docs.google.com/document/d/1pn5iPn-GhyqFB8jE8_hteahFZElvMF3UPC8Q75j_O_I/view</text:a></text:p>
          </table:table-cell>
          <table:table-cell table:style-name="ce5" table:formula="of:=HYPERLINK(&quot;https://docs.google.com/document/d/1pn5iPn-GhyqFB8jE8_hteahFZElvMF3UPC8Q75j_O_I/edit?usp=sharing&quot;;&quot;Photo booth rental Orange County&quot;)" office:value-type="string" office:string-value="Photo booth rental Orange County" calcext:value-type="string">
            <text:p>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Anaheim</text:p>
          </table:table-cell>
          <table:table-cell/>
          <table:table-cell table:style-name="ce4" office:value-type="string" calcext:value-type="string">
            <text:p><text:a xlink:href="https://docs.google.com/document/d/1WHJuQ6C_20DgAN7hHX65dMQbGAeYzpT79WxpCbcSb_I/edit?usp=sharing" xlink:type="simple">https://docs.google.com/document/d/1WHJuQ6C_20DgAN7hHX65dMQbGAeYzpT79WxpCbcSb_I/edit?usp=sharing</text:a></text:p>
          </table:table-cell>
          <table:table-cell table:style-name="ce5" table:formula="of:=HYPERLINK(&quot;https://docs.google.com/document/d/1WHJuQ6C_20DgAN7hHX65dMQbGAeYzpT79WxpCbcSb_I/edit?usp=sharing&quot;;&quot;Photo Booth Rental Anaheim&quot;)" office:value-type="string" office:string-value="Photo Booth Rental Anaheim" calcext:value-type="string">
            <text:p>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Anaheim pub</text:p>
          </table:table-cell>
          <table:table-cell/>
          <table:table-cell table:style-name="ce4" office:value-type="string" calcext:value-type="string">
            <text:p><text:a xlink:href="https://docs.google.com/document/d/1WHJuQ6C_20DgAN7hHX65dMQbGAeYzpT79WxpCbcSb_I/pub" xlink:type="simple">https://docs.google.com/document/d/1WHJuQ6C_20DgAN7hHX65dMQbGAeYzpT79WxpCbcSb_I/pub</text:a></text:p>
          </table:table-cell>
          <table:table-cell table:style-name="ce5" table:formula="of:=HYPERLINK(&quot;https://docs.google.com/document/d/1WHJuQ6C_20DgAN7hHX65dMQbGAeYzpT79WxpCbcSb_I/edit?usp=sharing&quot;;&quot;Photo Booth Rental Anaheim&quot;)" office:value-type="string" office:string-value="Photo Booth Rental Anaheim" calcext:value-type="string">
            <text:p>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Anaheim view</text:p>
          </table:table-cell>
          <table:table-cell/>
          <table:table-cell table:style-name="ce4" office:value-type="string" calcext:value-type="string">
            <text:p><text:a xlink:href="https://docs.google.com/document/d/1WHJuQ6C_20DgAN7hHX65dMQbGAeYzpT79WxpCbcSb_I/view" xlink:type="simple">https://docs.google.com/document/d/1WHJuQ6C_20DgAN7hHX65dMQbGAeYzpT79WxpCbcSb_I/view</text:a></text:p>
          </table:table-cell>
          <table:table-cell table:style-name="ce5" table:formula="of:=HYPERLINK(&quot;https://docs.google.com/document/d/1WHJuQ6C_20DgAN7hHX65dMQbGAeYzpT79WxpCbcSb_I/edit?usp=sharing&quot;;&quot;Photo Booth Rental Anaheim&quot;)" office:value-type="string" office:string-value="Photo Booth Rental Anaheim" calcext:value-type="string">
            <text:p>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the best Photo Booths in Huntington Beach</text:p>
          </table:table-cell>
          <table:table-cell/>
          <table:table-cell table:style-name="ce4" office:value-type="string" calcext:value-type="string">
            <text:p><text:a xlink:href="https://docs.google.com/document/d/1suGVSkMt3ZRyG49KdOK9iuxAtlp9OGxspEsfTt7kZpo/edit?usp=sharing" xlink:type="simple">https://docs.google.com/document/d/1suGVSkMt3ZRyG49KdOK9iuxAtlp9OGxspEsfTt7kZpo/edit?usp=sharing</text:a></text:p>
          </table:table-cell>
          <table:table-cell table:style-name="ce5" table:formula="of:=HYPERLINK(&quot;https://docs.google.com/document/d/1suGVSkMt3ZRyG49KdOK9iuxAtlp9OGxspEsfTt7kZpo/edit?usp=sharing&quot;;&quot;the best Photo Booths in Huntington Beach&quot;)" office:value-type="string" office:string-value="the best Photo Booths in Huntington Beach" calcext:value-type="string">
            <text:p>the best Photo Booths in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the best Photo Booths in Huntington Beach pub</text:p>
          </table:table-cell>
          <table:table-cell/>
          <table:table-cell table:style-name="ce4" office:value-type="string" calcext:value-type="string">
            <text:p><text:a xlink:href="https://docs.google.com/document/d/1suGVSkMt3ZRyG49KdOK9iuxAtlp9OGxspEsfTt7kZpo/pub" xlink:type="simple">https://docs.google.com/document/d/1suGVSkMt3ZRyG49KdOK9iuxAtlp9OGxspEsfTt7kZpo/pub</text:a></text:p>
          </table:table-cell>
          <table:table-cell table:style-name="ce5" table:formula="of:=HYPERLINK(&quot;https://docs.google.com/document/d/1suGVSkMt3ZRyG49KdOK9iuxAtlp9OGxspEsfTt7kZpo/edit?usp=sharing&quot;;&quot;the best Photo Booths in Huntington Beach&quot;)" office:value-type="string" office:string-value="the best Photo Booths in Huntington Beach" calcext:value-type="string">
            <text:p>the best Photo Booths in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the best Photo Booths in Huntington Beach view</text:p>
          </table:table-cell>
          <table:table-cell/>
          <table:table-cell table:style-name="ce4" office:value-type="string" calcext:value-type="string">
            <text:p><text:a xlink:href="https://docs.google.com/document/d/1suGVSkMt3ZRyG49KdOK9iuxAtlp9OGxspEsfTt7kZpo/view" xlink:type="simple">https://docs.google.com/document/d/1suGVSkMt3ZRyG49KdOK9iuxAtlp9OGxspEsfTt7kZpo/view</text:a></text:p>
          </table:table-cell>
          <table:table-cell table:style-name="ce5" table:formula="of:=HYPERLINK(&quot;https://docs.google.com/document/d/1suGVSkMt3ZRyG49KdOK9iuxAtlp9OGxspEsfTt7kZpo/edit?usp=sharing&quot;;&quot;the best Photo Booths in Huntington Beach&quot;)" office:value-type="string" office:string-value="the best Photo Booths in Huntington Beach" calcext:value-type="string">
            <text:p>the best Photo Booths in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Huntington Beach</text:p>
          </table:table-cell>
          <table:table-cell/>
          <table:table-cell table:style-name="ce4" office:value-type="string" calcext:value-type="string">
            <text:p><text:a xlink:href="https://docs.google.com/document/d/1smRK8wVLdr7LW35xG5WVEG5_4p28drlAe3coSZNEry4/edit?usp=sharing" xlink:type="simple">https://docs.google.com/document/d/1smRK8wVLdr7LW35xG5WVEG5_4p28drlAe3coSZNEry4/edit?usp=sharing</text:a></text:p>
          </table:table-cell>
          <table:table-cell table:style-name="ce5" table:formula="of:=HYPERLINK(&quot;https://docs.google.com/document/d/1smRK8wVLdr7LW35xG5WVEG5_4p28drlAe3coSZNEry4/edit?usp=sharing&quot;;&quot;Photo Booth Rentals Huntington Beach&quot;)" office:value-type="string" office:string-value="Photo Booth Rentals Huntington Beach" calcext:value-type="string">
            <text:p>Photo Booth Rentals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Huntington Beach pub</text:p>
          </table:table-cell>
          <table:table-cell/>
          <table:table-cell table:style-name="ce4" office:value-type="string" calcext:value-type="string">
            <text:p><text:a xlink:href="https://docs.google.com/document/d/1smRK8wVLdr7LW35xG5WVEG5_4p28drlAe3coSZNEry4/pub" xlink:type="simple">https://docs.google.com/document/d/1smRK8wVLdr7LW35xG5WVEG5_4p28drlAe3coSZNEry4/pub</text:a></text:p>
          </table:table-cell>
          <table:table-cell table:style-name="ce5" table:formula="of:=HYPERLINK(&quot;https://docs.google.com/document/d/1smRK8wVLdr7LW35xG5WVEG5_4p28drlAe3coSZNEry4/edit?usp=sharing&quot;;&quot;Photo Booth Rentals Huntington Beach&quot;)" office:value-type="string" office:string-value="Photo Booth Rentals Huntington Beach" calcext:value-type="string">
            <text:p>Photo Booth Rentals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Huntington Beach view</text:p>
          </table:table-cell>
          <table:table-cell/>
          <table:table-cell table:style-name="ce4" office:value-type="string" calcext:value-type="string">
            <text:p><text:a xlink:href="https://docs.google.com/document/d/1smRK8wVLdr7LW35xG5WVEG5_4p28drlAe3coSZNEry4/view" xlink:type="simple">https://docs.google.com/document/d/1smRK8wVLdr7LW35xG5WVEG5_4p28drlAe3coSZNEry4/view</text:a></text:p>
          </table:table-cell>
          <table:table-cell table:style-name="ce5" table:formula="of:=HYPERLINK(&quot;https://docs.google.com/document/d/1smRK8wVLdr7LW35xG5WVEG5_4p28drlAe3coSZNEry4/edit?usp=sharing&quot;;&quot;Photo Booth Rentals Huntington Beach&quot;)" office:value-type="string" office:string-value="Photo Booth Rentals Huntington Beach" calcext:value-type="string">
            <text:p>Photo Booth Rentals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in Huntington Beach</text:p>
          </table:table-cell>
          <table:table-cell/>
          <table:table-cell table:style-name="ce4" office:value-type="string" calcext:value-type="string">
            <text:p><text:a xlink:href="https://docs.google.com/document/d/1NPwvXnsaIpdOzBtk06Q4tveuMqGHi9hiVETVKR7-OiE/edit?usp=sharing" xlink:type="simple">https://docs.google.com/document/d/1NPwvXnsaIpdOzBtk06Q4tveuMqGHi9hiVETVKR7-OiE/edit?usp=sharing</text:a></text:p>
          </table:table-cell>
          <table:table-cell table:style-name="ce5" table:formula="of:=HYPERLINK(&quot;https://docs.google.com/document/d/1NPwvXnsaIpdOzBtk06Q4tveuMqGHi9hiVETVKR7-OiE/edit?usp=sharing&quot;;&quot;Photo Booth Rentals in Huntington Beach&quot;)" office:value-type="string" office:string-value="Photo Booth Rentals in Huntington Beach" calcext:value-type="string">
            <text:p>Photo Booth Rentals in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in Huntington Beach pub</text:p>
          </table:table-cell>
          <table:table-cell/>
          <table:table-cell table:style-name="ce4" office:value-type="string" calcext:value-type="string">
            <text:p><text:a xlink:href="https://docs.google.com/document/d/1NPwvXnsaIpdOzBtk06Q4tveuMqGHi9hiVETVKR7-OiE/pub" xlink:type="simple">https://docs.google.com/document/d/1NPwvXnsaIpdOzBtk06Q4tveuMqGHi9hiVETVKR7-OiE/pub</text:a></text:p>
          </table:table-cell>
          <table:table-cell table:style-name="ce5" table:formula="of:=HYPERLINK(&quot;https://docs.google.com/document/d/1NPwvXnsaIpdOzBtk06Q4tveuMqGHi9hiVETVKR7-OiE/edit?usp=sharing&quot;;&quot;Photo Booth Rentals in Huntington Beach&quot;)" office:value-type="string" office:string-value="Photo Booth Rentals in Huntington Beach" calcext:value-type="string">
            <text:p>Photo Booth Rentals in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in Huntington Beach view</text:p>
          </table:table-cell>
          <table:table-cell/>
          <table:table-cell table:style-name="ce4" office:value-type="string" calcext:value-type="string">
            <text:p><text:a xlink:href="https://docs.google.com/document/d/1NPwvXnsaIpdOzBtk06Q4tveuMqGHi9hiVETVKR7-OiE/view" xlink:type="simple">https://docs.google.com/document/d/1NPwvXnsaIpdOzBtk06Q4tveuMqGHi9hiVETVKR7-OiE/view</text:a></text:p>
          </table:table-cell>
          <table:table-cell table:style-name="ce5" table:formula="of:=HYPERLINK(&quot;https://docs.google.com/document/d/1NPwvXnsaIpdOzBtk06Q4tveuMqGHi9hiVETVKR7-OiE/edit?usp=sharing&quot;;&quot;Photo Booth Rentals in Huntington Beach&quot;)" office:value-type="string" office:string-value="Photo Booth Rentals in Huntington Beach" calcext:value-type="string">
            <text:p>Photo Booth Rentals in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Anaheim</text:p>
          </table:table-cell>
          <table:table-cell/>
          <table:table-cell table:style-name="ce4" office:value-type="string" calcext:value-type="string">
            <text:p><text:a xlink:href="https://docs.google.com/document/d/1z5JktKgmsZ9h-DkoqItmS9KlhjkG_uoN9pZXwusxc9s/edit?usp=sharing" xlink:type="simple">https://docs.google.com/document/d/1z5JktKgmsZ9h-DkoqItmS9KlhjkG_uoN9pZXwusxc9s/edit?usp=sharing</text:a></text:p>
          </table:table-cell>
          <table:table-cell table:style-name="ce5" table:formula="of:=HYPERLINK(&quot;https://docs.google.com/document/d/1z5JktKgmsZ9h-DkoqItmS9KlhjkG_uoN9pZXwusxc9s/edit?usp=sharing&quot;;&quot;Photo Booth Rentals Anaheim&quot;)" office:value-type="string" office:string-value="Photo Booth Rentals Anaheim" calcext:value-type="string">
            <text:p>Photo Booth Rentals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Anaheim pub</text:p>
          </table:table-cell>
          <table:table-cell/>
          <table:table-cell table:style-name="ce4" office:value-type="string" calcext:value-type="string">
            <text:p><text:a xlink:href="https://docs.google.com/document/d/1z5JktKgmsZ9h-DkoqItmS9KlhjkG_uoN9pZXwusxc9s/pub" xlink:type="simple">https://docs.google.com/document/d/1z5JktKgmsZ9h-DkoqItmS9KlhjkG_uoN9pZXwusxc9s/pub</text:a></text:p>
          </table:table-cell>
          <table:table-cell table:style-name="ce5" table:formula="of:=HYPERLINK(&quot;https://docs.google.com/document/d/1z5JktKgmsZ9h-DkoqItmS9KlhjkG_uoN9pZXwusxc9s/edit?usp=sharing&quot;;&quot;Photo Booth Rentals Anaheim&quot;)" office:value-type="string" office:string-value="Photo Booth Rentals Anaheim" calcext:value-type="string">
            <text:p>Photo Booth Rentals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Anaheim view</text:p>
          </table:table-cell>
          <table:table-cell/>
          <table:table-cell table:style-name="ce4" office:value-type="string" calcext:value-type="string">
            <text:p><text:a xlink:href="https://docs.google.com/document/d/1z5JktKgmsZ9h-DkoqItmS9KlhjkG_uoN9pZXwusxc9s/view" xlink:type="simple">https://docs.google.com/document/d/1z5JktKgmsZ9h-DkoqItmS9KlhjkG_uoN9pZXwusxc9s/view</text:a></text:p>
          </table:table-cell>
          <table:table-cell table:style-name="ce5" table:formula="of:=HYPERLINK(&quot;https://docs.google.com/document/d/1z5JktKgmsZ9h-DkoqItmS9KlhjkG_uoN9pZXwusxc9s/edit?usp=sharing&quot;;&quot;Photo Booth Rentals Anaheim&quot;)" office:value-type="string" office:string-value="Photo Booth Rentals Anaheim" calcext:value-type="string">
            <text:p>Photo Booth Rentals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Orange</text:p>
          </table:table-cell>
          <table:table-cell/>
          <table:table-cell table:style-name="ce4" office:value-type="string" calcext:value-type="string">
            <text:p><text:a xlink:href="https://docs.google.com/document/d/1MRZ9rR_m8K6XkVggvkzv-P6vkXrNVJQmckYQodzxkzE/edit?usp=sharing" xlink:type="simple">https://docs.google.com/document/d/1MRZ9rR_m8K6XkVggvkzv-P6vkXrNVJQmckYQodzxkzE/edit?usp=sharing</text:a></text:p>
          </table:table-cell>
          <table:table-cell table:style-name="ce5" table:formula="of:=HYPERLINK(&quot;https://docs.google.com/document/d/1MRZ9rR_m8K6XkVggvkzv-P6vkXrNVJQmckYQodzxkzE/edit?usp=sharing&quot;;&quot;Photo Booth Rentals Orange&quot;)" office:value-type="string" office:string-value="Photo Booth Rentals Orange" calcext:value-type="string">
            <text:p>Photo Booth Rentals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Orange pub</text:p>
          </table:table-cell>
          <table:table-cell/>
          <table:table-cell table:style-name="ce4" office:value-type="string" calcext:value-type="string">
            <text:p><text:a xlink:href="https://docs.google.com/document/d/1MRZ9rR_m8K6XkVggvkzv-P6vkXrNVJQmckYQodzxkzE/pub" xlink:type="simple">https://docs.google.com/document/d/1MRZ9rR_m8K6XkVggvkzv-P6vkXrNVJQmckYQodzxkzE/pub</text:a></text:p>
          </table:table-cell>
          <table:table-cell table:style-name="ce5" table:formula="of:=HYPERLINK(&quot;https://docs.google.com/document/d/1MRZ9rR_m8K6XkVggvkzv-P6vkXrNVJQmckYQodzxkzE/edit?usp=sharing&quot;;&quot;Photo Booth Rentals Orange&quot;)" office:value-type="string" office:string-value="Photo Booth Rentals Orange" calcext:value-type="string">
            <text:p>Photo Booth Rentals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Orange view</text:p>
          </table:table-cell>
          <table:table-cell/>
          <table:table-cell table:style-name="ce4" office:value-type="string" calcext:value-type="string">
            <text:p><text:a xlink:href="https://docs.google.com/document/d/1MRZ9rR_m8K6XkVggvkzv-P6vkXrNVJQmckYQodzxkzE/view" xlink:type="simple">https://docs.google.com/document/d/1MRZ9rR_m8K6XkVggvkzv-P6vkXrNVJQmckYQodzxkzE/view</text:a></text:p>
          </table:table-cell>
          <table:table-cell table:style-name="ce5" table:formula="of:=HYPERLINK(&quot;https://docs.google.com/document/d/1MRZ9rR_m8K6XkVggvkzv-P6vkXrNVJQmckYQodzxkzE/edit?usp=sharing&quot;;&quot;Photo Booth Rentals Orange&quot;)" office:value-type="string" office:string-value="Photo Booth Rentals Orange" calcext:value-type="string">
            <text:p>Photo Booth Rentals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Yorba Linda</text:p>
          </table:table-cell>
          <table:table-cell/>
          <table:table-cell table:style-name="ce4" office:value-type="string" calcext:value-type="string">
            <text:p><text:a xlink:href="https://docs.google.com/document/d/1sB8pJCVq6ZuSayj7XV-uebHnKBEB_A_21uSxJCDO8qs/edit?usp=sharing" xlink:type="simple">https://docs.google.com/document/d/1sB8pJCVq6ZuSayj7XV-uebHnKBEB_A_21uSxJCDO8qs/edit?usp=sharing</text:a></text:p>
          </table:table-cell>
          <table:table-cell table:style-name="ce5" table:formula="of:=HYPERLINK(&quot;https://docs.google.com/document/d/1sB8pJCVq6ZuSayj7XV-uebHnKBEB_A_21uSxJCDO8qs/edit?usp=sharing&quot;;&quot;Photo Booth Rentals Yorba Linda&quot;)" office:value-type="string" office:string-value="Photo Booth Rentals Yorba Linda" calcext:value-type="string">
            <text:p>Photo Booth Rentals Yorba Lind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Yorba Linda pub</text:p>
          </table:table-cell>
          <table:table-cell/>
          <table:table-cell table:style-name="ce4" office:value-type="string" calcext:value-type="string">
            <text:p><text:a xlink:href="https://docs.google.com/document/d/1sB8pJCVq6ZuSayj7XV-uebHnKBEB_A_21uSxJCDO8qs/pub" xlink:type="simple">https://docs.google.com/document/d/1sB8pJCVq6ZuSayj7XV-uebHnKBEB_A_21uSxJCDO8qs/pub</text:a></text:p>
          </table:table-cell>
          <table:table-cell table:style-name="ce5" table:formula="of:=HYPERLINK(&quot;https://docs.google.com/document/d/1sB8pJCVq6ZuSayj7XV-uebHnKBEB_A_21uSxJCDO8qs/edit?usp=sharing&quot;;&quot;Photo Booth Rentals Yorba Linda&quot;)" office:value-type="string" office:string-value="Photo Booth Rentals Yorba Linda" calcext:value-type="string">
            <text:p>Photo Booth Rentals Yorba Lind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Yorba Linda view</text:p>
          </table:table-cell>
          <table:table-cell/>
          <table:table-cell table:style-name="ce4" office:value-type="string" calcext:value-type="string">
            <text:p><text:a xlink:href="https://docs.google.com/document/d/1sB8pJCVq6ZuSayj7XV-uebHnKBEB_A_21uSxJCDO8qs/view" xlink:type="simple">https://docs.google.com/document/d/1sB8pJCVq6ZuSayj7XV-uebHnKBEB_A_21uSxJCDO8qs/view</text:a></text:p>
          </table:table-cell>
          <table:table-cell table:style-name="ce5" table:formula="of:=HYPERLINK(&quot;https://docs.google.com/document/d/1sB8pJCVq6ZuSayj7XV-uebHnKBEB_A_21uSxJCDO8qs/edit?usp=sharing&quot;;&quot;Photo Booth Rentals Yorba Linda&quot;)" office:value-type="string" office:string-value="Photo Booth Rentals Yorba Linda" calcext:value-type="string">
            <text:p>Photo Booth Rentals Yorba Lind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Dana Point</text:p>
          </table:table-cell>
          <table:table-cell/>
          <table:table-cell table:style-name="ce4" office:value-type="string" calcext:value-type="string">
            <text:p><text:a xlink:href="https://docs.google.com/document/d/17vvpwNgjWyvDw0OTWWGlC21a6FUOJ5P9ddMfMmDA4SI/edit?usp=sharing" xlink:type="simple">https://docs.google.com/document/d/17vvpwNgjWyvDw0OTWWGlC21a6FUOJ5P9ddMfMmDA4SI/edit?usp=sharing</text:a></text:p>
          </table:table-cell>
          <table:table-cell table:style-name="ce5" table:formula="of:=HYPERLINK(&quot;https://docs.google.com/document/d/17vvpwNgjWyvDw0OTWWGlC21a6FUOJ5P9ddMfMmDA4SI/edit?usp=sharing&quot;;&quot;Photo Booth Rentals Dana Point&quot;)" office:value-type="string" office:string-value="Photo Booth Rentals Dana Point" calcext:value-type="string">
            <text:p>Photo Booth Rentals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Dana Point pub</text:p>
          </table:table-cell>
          <table:table-cell/>
          <table:table-cell table:style-name="ce4" office:value-type="string" calcext:value-type="string">
            <text:p><text:a xlink:href="https://docs.google.com/document/d/17vvpwNgjWyvDw0OTWWGlC21a6FUOJ5P9ddMfMmDA4SI/pub" xlink:type="simple">https://docs.google.com/document/d/17vvpwNgjWyvDw0OTWWGlC21a6FUOJ5P9ddMfMmDA4SI/pub</text:a></text:p>
          </table:table-cell>
          <table:table-cell table:style-name="ce5" table:formula="of:=HYPERLINK(&quot;https://docs.google.com/document/d/17vvpwNgjWyvDw0OTWWGlC21a6FUOJ5P9ddMfMmDA4SI/edit?usp=sharing&quot;;&quot;Photo Booth Rentals Dana Point&quot;)" office:value-type="string" office:string-value="Photo Booth Rentals Dana Point" calcext:value-type="string">
            <text:p>Photo Booth Rentals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Dana Point view</text:p>
          </table:table-cell>
          <table:table-cell/>
          <table:table-cell table:style-name="ce4" office:value-type="string" calcext:value-type="string">
            <text:p><text:a xlink:href="https://docs.google.com/document/d/17vvpwNgjWyvDw0OTWWGlC21a6FUOJ5P9ddMfMmDA4SI/view" xlink:type="simple">https://docs.google.com/document/d/17vvpwNgjWyvDw0OTWWGlC21a6FUOJ5P9ddMfMmDA4SI/view</text:a></text:p>
          </table:table-cell>
          <table:table-cell table:style-name="ce5" table:formula="of:=HYPERLINK(&quot;https://docs.google.com/document/d/17vvpwNgjWyvDw0OTWWGlC21a6FUOJ5P9ddMfMmDA4SI/edit?usp=sharing&quot;;&quot;Photo Booth Rentals Dana Point&quot;)" office:value-type="string" office:string-value="Photo Booth Rentals Dana Point" calcext:value-type="string">
            <text:p>Photo Booth Rentals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Huntington Beach</text:p>
          </table:table-cell>
          <table:table-cell/>
          <table:table-cell table:style-name="ce4" office:value-type="string" calcext:value-type="string">
            <text:p><text:a xlink:href="https://docs.google.com/document/d/1CCR_vWTCqKN0TLBNUDLno9JysCf1Rr7BKHpwFcIdJxo/edit?usp=sharing" xlink:type="simple">https://docs.google.com/document/d/1CCR_vWTCqKN0TLBNUDLno9JysCf1Rr7BKHpwFcIdJxo/edit?usp=sharing</text:a></text:p>
          </table:table-cell>
          <table:table-cell table:style-name="ce5" table:formula="of:=HYPERLINK(&quot;https://docs.google.com/document/d/1CCR_vWTCqKN0TLBNUDLno9JysCf1Rr7BKHpwFcIdJxo/edit?usp=sharing&quot;;&quot;Photo Booth Rentals Huntington Beach&quot;)" office:value-type="string" office:string-value="Photo Booth Rentals Huntington Beach" calcext:value-type="string">
            <text:p>Photo Booth Rentals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Huntington Beach pub</text:p>
          </table:table-cell>
          <table:table-cell/>
          <table:table-cell table:style-name="ce4" office:value-type="string" calcext:value-type="string">
            <text:p><text:a xlink:href="https://docs.google.com/document/d/1CCR_vWTCqKN0TLBNUDLno9JysCf1Rr7BKHpwFcIdJxo/pub" xlink:type="simple">https://docs.google.com/document/d/1CCR_vWTCqKN0TLBNUDLno9JysCf1Rr7BKHpwFcIdJxo/pub</text:a></text:p>
          </table:table-cell>
          <table:table-cell table:style-name="ce5" table:formula="of:=HYPERLINK(&quot;https://docs.google.com/document/d/1CCR_vWTCqKN0TLBNUDLno9JysCf1Rr7BKHpwFcIdJxo/edit?usp=sharing&quot;;&quot;Photo Booth Rentals Huntington Beach&quot;)" office:value-type="string" office:string-value="Photo Booth Rentals Huntington Beach" calcext:value-type="string">
            <text:p>Photo Booth Rentals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Huntington Beach view</text:p>
          </table:table-cell>
          <table:table-cell/>
          <table:table-cell table:style-name="ce4" office:value-type="string" calcext:value-type="string">
            <text:p><text:a xlink:href="https://docs.google.com/document/d/1CCR_vWTCqKN0TLBNUDLno9JysCf1Rr7BKHpwFcIdJxo/view" xlink:type="simple">https://docs.google.com/document/d/1CCR_vWTCqKN0TLBNUDLno9JysCf1Rr7BKHpwFcIdJxo/view</text:a></text:p>
          </table:table-cell>
          <table:table-cell table:style-name="ce5" table:formula="of:=HYPERLINK(&quot;https://docs.google.com/document/d/1CCR_vWTCqKN0TLBNUDLno9JysCf1Rr7BKHpwFcIdJxo/edit?usp=sharing&quot;;&quot;Photo Booth Rentals Huntington Beach&quot;)" office:value-type="string" office:string-value="Photo Booth Rentals Huntington Beach" calcext:value-type="string">
            <text:p>Photo Booth Rentals Huntington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Lucky Frog Photo Booth in Huntington Beach </text:p>
          </table:table-cell>
          <table:table-cell/>
          <table:table-cell table:style-name="ce4" office:value-type="string" calcext:value-type="string">
            <text:p><text:a xlink:href="https://docs.google.com/document/d/1hODfWPJ1-LbDJMvisEBNKwBUdidCNXNsBSkR-Hgxp64/edit?usp=sharing" xlink:type="simple">https://docs.google.com/document/d/1hODfWPJ1-LbDJMvisEBNKwBUdidCNXNsBSkR-Hgxp64/edit?usp=sharing</text:a></text:p>
          </table:table-cell>
          <table:table-cell table:style-name="ce5" table:formula="of:=HYPERLINK(&quot;https://docs.google.com/document/d/1hODfWPJ1-LbDJMvisEBNKwBUdidCNXNsBSkR-Hgxp64/edit?usp=sharing&quot;;&quot;Lucky Frog Photo Booth in Huntington Beach &quot;)" office:value-type="string" office:string-value="Lucky Frog Photo Booth in Huntington Beach " calcext:value-type="string">
            <text:p>Lucky Frog Photo Booth in Huntington Beach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Lucky Frog Photo Booth in Huntington Beach <text:s/>pub</text:p>
          </table:table-cell>
          <table:table-cell/>
          <table:table-cell table:style-name="ce4" office:value-type="string" calcext:value-type="string">
            <text:p><text:a xlink:href="https://docs.google.com/document/d/1hODfWPJ1-LbDJMvisEBNKwBUdidCNXNsBSkR-Hgxp64/pub" xlink:type="simple">https://docs.google.com/document/d/1hODfWPJ1-LbDJMvisEBNKwBUdidCNXNsBSkR-Hgxp64/pub</text:a></text:p>
          </table:table-cell>
          <table:table-cell table:style-name="ce5" table:formula="of:=HYPERLINK(&quot;https://docs.google.com/document/d/1hODfWPJ1-LbDJMvisEBNKwBUdidCNXNsBSkR-Hgxp64/edit?usp=sharing&quot;;&quot;Lucky Frog Photo Booth in Huntington Beach &quot;)" office:value-type="string" office:string-value="Lucky Frog Photo Booth in Huntington Beach " calcext:value-type="string">
            <text:p>Lucky Frog Photo Booth in Huntington Beach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Lucky Frog Photo Booth in Huntington Beach <text:s/>view</text:p>
          </table:table-cell>
          <table:table-cell/>
          <table:table-cell table:style-name="ce4" office:value-type="string" calcext:value-type="string">
            <text:p><text:a xlink:href="https://docs.google.com/document/d/1hODfWPJ1-LbDJMvisEBNKwBUdidCNXNsBSkR-Hgxp64/view" xlink:type="simple">https://docs.google.com/document/d/1hODfWPJ1-LbDJMvisEBNKwBUdidCNXNsBSkR-Hgxp64/view</text:a></text:p>
          </table:table-cell>
          <table:table-cell table:style-name="ce5" table:formula="of:=HYPERLINK(&quot;https://docs.google.com/document/d/1hODfWPJ1-LbDJMvisEBNKwBUdidCNXNsBSkR-Hgxp64/edit?usp=sharing&quot;;&quot;Lucky Frog Photo Booth in Huntington Beach &quot;)" office:value-type="string" office:string-value="Lucky Frog Photo Booth in Huntington Beach " calcext:value-type="string">
            <text:p>Lucky Frog Photo Booth in Huntington Beach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5" table:formula="of:=HYPERLINK(&quot;https://sites.google.com/view/vogue-booth-rental-los-angeles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5" table:formula="of:=HYPERLINK(&quot;https://sites.google.com/view/brea-photo-booth-rental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style-name="ce5" table:formula="of:=HYPERLINK(&quot;https://sites.google.com/view/photoboothrentallongbeach/home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photoboothrentallongbeach/about-us" xlink:type="simple">https://sites.google.com/view/photoboothrentallongbeach/about-us</text:a></text:p>
          </table:table-cell>
          <table:table-cell table:style-name="ce5" table:formula="of:=HYPERLINK(&quot;https://sites.google.com/view/photoboothrentallongbeach/about-us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the best Photo Booth rental Dana Point</text:p>
          </table:table-cell>
          <table:table-cell/>
          <table:table-cell table:style-name="ce4" office:value-type="string" calcext:value-type="string">
            <text:p><text:a xlink:href="https://sites.google.com/view/lagunabeachphotoboothrentals/photo-booth-rental-laguna-beach" xlink:type="simple">https://sites.google.com/view/lagunabeachphotoboothrentals/photo-booth-rental-laguna-beach</text:a></text:p>
          </table:table-cell>
          <table:table-cell table:style-name="ce5" table:formula="of:=HYPERLINK(&quot;https://sites.google.com/view/lagunabeachphotoboothrentals/photo-booth-rental-laguna-beach&quot;;&quot;the best Photo Booth rental Dana Point&quot;)" office:value-type="string" office:string-value="the best Photo Booth rental Dana Point" calcext:value-type="string">
            <text:p>the best Photo Booth rental Dana Po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JSpT8TSjQuc9GDOpK7his0KxR6pEe2are9pCkxnSGjk/edit?disco=AAABSS6pUZ8&quot;; image(&quot;https://api.qrserver.com/v1/create-qr-code/?size=150x150&amp;data=https://docs.google.com/spreadsheets/d/1JSpT8TSjQuc9GDOpK7his0KxR6pEe2are9pCkxnSGjk/edit?disco=AAABSS6pUZ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SpT8TSjQuc9GDOpK7his0KxR6pEe2are9pCkxnSGjk/edit?disco=AAABSS6pUZ8" xlink:type="simple">https://docs.google.com/spreadsheets/d/1JSpT8TSjQuc9GDOpK7his0KxR6pEe2are9pCkxnSGjk/edit?disco=AAABSS6pUZ8</text:a></text:p>
          </table:table-cell>
          <table:table-cell table:style-name="ce5" table:formula="of:=HYPERLINK(&quot;https://docs.google.com/spreadsheets/d/1JSpT8TSjQuc9GDOpK7his0KxR6pEe2are9pCkxnSGjk/edit?disco=AAABSS6pUZ8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bslInwLUkzjZr3egGD7Io036hmnvTs020O5dRGbbS-I/edit?disco=AAABOtK7RhU&quot;; image(&quot;https://api.qrserver.com/v1/create-qr-code/?size=150x150&amp;data=https://docs.google.com/drawings/d/1bslInwLUkzjZr3egGD7Io036hmnvTs020O5dRGbbS-I/edit?disco=AAABOtK7Rh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bslInwLUkzjZr3egGD7Io036hmnvTs020O5dRGbbS-I/edit?disco=AAABOtK7RhU" xlink:type="simple">https://docs.google.com/drawings/d/1bslInwLUkzjZr3egGD7Io036hmnvTs020O5dRGbbS-I/edit?disco=AAABOtK7RhU</text:a></text:p>
          </table:table-cell>
          <table:table-cell table:style-name="ce5" table:formula="of:=HYPERLINK(&quot;https://docs.google.com/drawings/d/1bslInwLUkzjZr3egGD7Io036hmnvTs020O5dRGbbS-I/edit?disco=AAABOtK7RhU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hODfWPJ1-LbDJMvisEBNKwBUdidCNXNsBSkR-Hgxp64/edit?disco=AAABSP52orM&quot;; image(&quot;https://api.qrserver.com/v1/create-qr-code/?size=150x150&amp;data=https://docs.google.com/document/d/1hODfWPJ1-LbDJMvisEBNKwBUdidCNXNsBSkR-Hgxp64/edit?disco=AAABSP52or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hODfWPJ1-LbDJMvisEBNKwBUdidCNXNsBSkR-Hgxp64/edit?disco=AAABSP52orM" xlink:type="simple">https://docs.google.com/document/d/1hODfWPJ1-LbDJMvisEBNKwBUdidCNXNsBSkR-Hgxp64/edit?disco=AAABSP52orM</text:a></text:p>
          </table:table-cell>
          <table:table-cell table:style-name="ce5" table:formula="of:=HYPERLINK(&quot;https://docs.google.com/document/d/1hODfWPJ1-LbDJMvisEBNKwBUdidCNXNsBSkR-Hgxp64/edit?disco=AAABSP52or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CCR_vWTCqKN0TLBNUDLno9JysCf1Rr7BKHpwFcIdJxo/edit?disco=AAABSQiZcKg&quot;; image(&quot;https://api.qrserver.com/v1/create-qr-code/?size=150x150&amp;data=https://docs.google.com/document/d/1CCR_vWTCqKN0TLBNUDLno9JysCf1Rr7BKHpwFcIdJxo/edit?disco=AAABSQiZcK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CCR_vWTCqKN0TLBNUDLno9JysCf1Rr7BKHpwFcIdJxo/edit?disco=AAABSQiZcKg" xlink:type="simple">https://docs.google.com/document/d/1CCR_vWTCqKN0TLBNUDLno9JysCf1Rr7BKHpwFcIdJxo/edit?disco=AAABSQiZcKg</text:a></text:p>
          </table:table-cell>
          <table:table-cell table:style-name="ce5" table:formula="of:=HYPERLINK(&quot;https://docs.google.com/document/d/1CCR_vWTCqKN0TLBNUDLno9JysCf1Rr7BKHpwFcIdJxo/edit?disco=AAABSQiZcK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7vvpwNgjWyvDw0OTWWGlC21a6FUOJ5P9ddMfMmDA4SI/edit?disco=AAABSYATZtQ&quot;; image(&quot;https://api.qrserver.com/v1/create-qr-code/?size=150x150&amp;data=https://docs.google.com/document/d/17vvpwNgjWyvDw0OTWWGlC21a6FUOJ5P9ddMfMmDA4SI/edit?disco=AAABSYATZt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7vvpwNgjWyvDw0OTWWGlC21a6FUOJ5P9ddMfMmDA4SI/edit?disco=AAABSYATZtQ" xlink:type="simple">https://docs.google.com/document/d/17vvpwNgjWyvDw0OTWWGlC21a6FUOJ5P9ddMfMmDA4SI/edit?disco=AAABSYATZtQ</text:a></text:p>
          </table:table-cell>
          <table:table-cell table:style-name="ce5" table:formula="of:=HYPERLINK(&quot;https://docs.google.com/document/d/17vvpwNgjWyvDw0OTWWGlC21a6FUOJ5P9ddMfMmDA4SI/edit?disco=AAABSYATZt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sB8pJCVq6ZuSayj7XV-uebHnKBEB_A_21uSxJCDO8qs/edit?disco=AAABOrkTjjw&quot;; image(&quot;https://api.qrserver.com/v1/create-qr-code/?size=150x150&amp;data=https://docs.google.com/document/d/1sB8pJCVq6ZuSayj7XV-uebHnKBEB_A_21uSxJCDO8qs/edit?disco=AAABOrkTjj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B8pJCVq6ZuSayj7XV-uebHnKBEB_A_21uSxJCDO8qs/edit?disco=AAABOrkTjjw" xlink:type="simple">https://docs.google.com/document/d/1sB8pJCVq6ZuSayj7XV-uebHnKBEB_A_21uSxJCDO8qs/edit?disco=AAABOrkTjjw</text:a></text:p>
          </table:table-cell>
          <table:table-cell table:style-name="ce5" table:formula="of:=HYPERLINK(&quot;https://docs.google.com/document/d/1sB8pJCVq6ZuSayj7XV-uebHnKBEB_A_21uSxJCDO8qs/edit?disco=AAABOrkTjj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RZ9rR_m8K6XkVggvkzv-P6vkXrNVJQmckYQodzxkzE/edit?disco=AAABOr7phCE&quot;; image(&quot;https://api.qrserver.com/v1/create-qr-code/?size=150x150&amp;data=https://docs.google.com/document/d/1MRZ9rR_m8K6XkVggvkzv-P6vkXrNVJQmckYQodzxkzE/edit?disco=AAABOr7phC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RZ9rR_m8K6XkVggvkzv-P6vkXrNVJQmckYQodzxkzE/edit?disco=AAABOr7phCE" xlink:type="simple">https://docs.google.com/document/d/1MRZ9rR_m8K6XkVggvkzv-P6vkXrNVJQmckYQodzxkzE/edit?disco=AAABOr7phCE</text:a></text:p>
          </table:table-cell>
          <table:table-cell table:style-name="ce5" table:formula="of:=HYPERLINK(&quot;https://docs.google.com/document/d/1MRZ9rR_m8K6XkVggvkzv-P6vkXrNVJQmckYQodzxkzE/edit?disco=AAABOr7phC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z5JktKgmsZ9h-DkoqItmS9KlhjkG_uoN9pZXwusxc9s/edit?disco=AAABSPpBwes&quot;; image(&quot;https://api.qrserver.com/v1/create-qr-code/?size=150x150&amp;data=https://docs.google.com/document/d/1z5JktKgmsZ9h-DkoqItmS9KlhjkG_uoN9pZXwusxc9s/edit?disco=AAABSPpBwe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5JktKgmsZ9h-DkoqItmS9KlhjkG_uoN9pZXwusxc9s/edit?disco=AAABSPpBwes" xlink:type="simple">https://docs.google.com/document/d/1z5JktKgmsZ9h-DkoqItmS9KlhjkG_uoN9pZXwusxc9s/edit?disco=AAABSPpBwes</text:a></text:p>
          </table:table-cell>
          <table:table-cell table:style-name="ce5" table:formula="of:=HYPERLINK(&quot;https://docs.google.com/document/d/1z5JktKgmsZ9h-DkoqItmS9KlhjkG_uoN9pZXwusxc9s/edit?disco=AAABSPpBwe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NPwvXnsaIpdOzBtk06Q4tveuMqGHi9hiVETVKR7-OiE/edit?disco=AAABR1ba8p4&quot;; image(&quot;https://api.qrserver.com/v1/create-qr-code/?size=150x150&amp;data=https://docs.google.com/document/d/1NPwvXnsaIpdOzBtk06Q4tveuMqGHi9hiVETVKR7-OiE/edit?disco=AAABR1ba8p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NPwvXnsaIpdOzBtk06Q4tveuMqGHi9hiVETVKR7-OiE/edit?disco=AAABR1ba8p4" xlink:type="simple">https://docs.google.com/document/d/1NPwvXnsaIpdOzBtk06Q4tveuMqGHi9hiVETVKR7-OiE/edit?disco=AAABR1ba8p4</text:a></text:p>
          </table:table-cell>
          <table:table-cell table:style-name="ce5" table:formula="of:=HYPERLINK(&quot;https://docs.google.com/document/d/1NPwvXnsaIpdOzBtk06Q4tveuMqGHi9hiVETVKR7-OiE/edit?disco=AAABR1ba8p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smRK8wVLdr7LW35xG5WVEG5_4p28drlAe3coSZNEry4/edit?disco=AAABR0IyZoQ&quot;; image(&quot;https://api.qrserver.com/v1/create-qr-code/?size=150x150&amp;data=https://docs.google.com/document/d/1smRK8wVLdr7LW35xG5WVEG5_4p28drlAe3coSZNEry4/edit?disco=AAABR0IyZo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mRK8wVLdr7LW35xG5WVEG5_4p28drlAe3coSZNEry4/edit?disco=AAABR0IyZoQ" xlink:type="simple">https://docs.google.com/document/d/1smRK8wVLdr7LW35xG5WVEG5_4p28drlAe3coSZNEry4/edit?disco=AAABR0IyZoQ</text:a></text:p>
          </table:table-cell>
          <table:table-cell table:style-name="ce5" table:formula="of:=HYPERLINK(&quot;https://docs.google.com/document/d/1smRK8wVLdr7LW35xG5WVEG5_4p28drlAe3coSZNEry4/edit?disco=AAABR0IyZo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suGVSkMt3ZRyG49KdOK9iuxAtlp9OGxspEsfTt7kZpo/edit?disco=AAABSReFAto&quot;; image(&quot;https://api.qrserver.com/v1/create-qr-code/?size=150x150&amp;data=https://docs.google.com/document/d/1suGVSkMt3ZRyG49KdOK9iuxAtlp9OGxspEsfTt7kZpo/edit?disco=AAABSReFAt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uGVSkMt3ZRyG49KdOK9iuxAtlp9OGxspEsfTt7kZpo/edit?disco=AAABSReFAto" xlink:type="simple">https://docs.google.com/document/d/1suGVSkMt3ZRyG49KdOK9iuxAtlp9OGxspEsfTt7kZpo/edit?disco=AAABSReFAto</text:a></text:p>
          </table:table-cell>
          <table:table-cell table:style-name="ce5" table:formula="of:=HYPERLINK(&quot;https://docs.google.com/document/d/1suGVSkMt3ZRyG49KdOK9iuxAtlp9OGxspEsfTt7kZpo/edit?disco=AAABSReFAt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WHJuQ6C_20DgAN7hHX65dMQbGAeYzpT79WxpCbcSb_I/edit?disco=AAABOs8WOLc&quot;; image(&quot;https://api.qrserver.com/v1/create-qr-code/?size=150x150&amp;data=https://docs.google.com/document/d/1WHJuQ6C_20DgAN7hHX65dMQbGAeYzpT79WxpCbcSb_I/edit?disco=AAABOs8WOL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WHJuQ6C_20DgAN7hHX65dMQbGAeYzpT79WxpCbcSb_I/edit?disco=AAABOs8WOLc" xlink:type="simple">https://docs.google.com/document/d/1WHJuQ6C_20DgAN7hHX65dMQbGAeYzpT79WxpCbcSb_I/edit?disco=AAABOs8WOLc</text:a></text:p>
          </table:table-cell>
          <table:table-cell table:style-name="ce5" table:formula="of:=HYPERLINK(&quot;https://docs.google.com/document/d/1WHJuQ6C_20DgAN7hHX65dMQbGAeYzpT79WxpCbcSb_I/edit?disco=AAABOs8WOL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pn5iPn-GhyqFB8jE8_hteahFZElvMF3UPC8Q75j_O_I/edit?disco=AAABSYYdPSA&quot;; image(&quot;https://api.qrserver.com/v1/create-qr-code/?size=150x150&amp;data=https://docs.google.com/document/d/1pn5iPn-GhyqFB8jE8_hteahFZElvMF3UPC8Q75j_O_I/edit?disco=AAABSYYdPS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pn5iPn-GhyqFB8jE8_hteahFZElvMF3UPC8Q75j_O_I/edit?disco=AAABSYYdPSA" xlink:type="simple">https://docs.google.com/document/d/1pn5iPn-GhyqFB8jE8_hteahFZElvMF3UPC8Q75j_O_I/edit?disco=AAABSYYdPSA</text:a></text:p>
          </table:table-cell>
          <table:table-cell table:style-name="ce5" table:formula="of:=HYPERLINK(&quot;https://docs.google.com/document/d/1pn5iPn-GhyqFB8jE8_hteahFZElvMF3UPC8Q75j_O_I/edit?disco=AAABSYYdPS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2bsmX0o-U9CVbFYQO0ynSggW3cNvfVf8FAc1OGEWXK4/edit?disco=AAABR2i_6x8&quot;; image(&quot;https://api.qrserver.com/v1/create-qr-code/?size=150x150&amp;data=https://docs.google.com/document/d/12bsmX0o-U9CVbFYQO0ynSggW3cNvfVf8FAc1OGEWXK4/edit?disco=AAABR2i_6x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2bsmX0o-U9CVbFYQO0ynSggW3cNvfVf8FAc1OGEWXK4/edit?disco=AAABR2i_6x8" xlink:type="simple">https://docs.google.com/document/d/12bsmX0o-U9CVbFYQO0ynSggW3cNvfVf8FAc1OGEWXK4/edit?disco=AAABR2i_6x8</text:a></text:p>
          </table:table-cell>
          <table:table-cell table:style-name="ce5" table:formula="of:=HYPERLINK(&quot;https://docs.google.com/document/d/12bsmX0o-U9CVbFYQO0ynSggW3cNvfVf8FAc1OGEWXK4/edit?disco=AAABR2i_6x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CUO5t9VVTHmq7Y24O6CW-o_AGWelTLmWxNvVMoc23DM/edit?disco=AAABOr2KmQM&quot;; image(&quot;https://api.qrserver.com/v1/create-qr-code/?size=150x150&amp;data=https://docs.google.com/document/d/1CUO5t9VVTHmq7Y24O6CW-o_AGWelTLmWxNvVMoc23DM/edit?disco=AAABOr2KmQ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CUO5t9VVTHmq7Y24O6CW-o_AGWelTLmWxNvVMoc23DM/edit?disco=AAABOr2KmQM" xlink:type="simple">https://docs.google.com/document/d/1CUO5t9VVTHmq7Y24O6CW-o_AGWelTLmWxNvVMoc23DM/edit?disco=AAABOr2KmQM</text:a></text:p>
          </table:table-cell>
          <table:table-cell table:style-name="ce5" table:formula="of:=HYPERLINK(&quot;https://docs.google.com/document/d/1CUO5t9VVTHmq7Y24O6CW-o_AGWelTLmWxNvVMoc23DM/edit?disco=AAABOr2KmQ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5cOZGh8RhIOZeYp9nrqf8hOuVei-FoiLEDdgj8jjfwU/edit?disco=AAABSXXLW5U&quot;; image(&quot;https://api.qrserver.com/v1/create-qr-code/?size=150x150&amp;data=https://docs.google.com/document/d/15cOZGh8RhIOZeYp9nrqf8hOuVei-FoiLEDdgj8jjfwU/edit?disco=AAABSXXLW5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5cOZGh8RhIOZeYp9nrqf8hOuVei-FoiLEDdgj8jjfwU/edit?disco=AAABSXXLW5U" xlink:type="simple">https://docs.google.com/document/d/15cOZGh8RhIOZeYp9nrqf8hOuVei-FoiLEDdgj8jjfwU/edit?disco=AAABSXXLW5U</text:a></text:p>
          </table:table-cell>
          <table:table-cell table:style-name="ce5" table:formula="of:=HYPERLINK(&quot;https://docs.google.com/document/d/15cOZGh8RhIOZeYp9nrqf8hOuVei-FoiLEDdgj8jjfwU/edit?disco=AAABSXXLW5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y1ujUC0QoGfP33YLUDMd-U5yGmgGL0p58_dt9XkmOv8/edit?disco=AAABObHih_I&quot;; image(&quot;https://api.qrserver.com/v1/create-qr-code/?size=150x150&amp;data=https://docs.google.com/document/d/1y1ujUC0QoGfP33YLUDMd-U5yGmgGL0p58_dt9XkmOv8/edit?disco=AAABObHih_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1ujUC0QoGfP33YLUDMd-U5yGmgGL0p58_dt9XkmOv8/edit?disco=AAABObHih_I" xlink:type="simple">https://docs.google.com/document/d/1y1ujUC0QoGfP33YLUDMd-U5yGmgGL0p58_dt9XkmOv8/edit?disco=AAABObHih_I</text:a></text:p>
          </table:table-cell>
          <table:table-cell table:style-name="ce5" table:formula="of:=HYPERLINK(&quot;https://docs.google.com/document/d/1y1ujUC0QoGfP33YLUDMd-U5yGmgGL0p58_dt9XkmOv8/edit?disco=AAABObHih_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ugBrwMBzjZHBx5u8wkliBE12FARNDAxDz_RmB_EPywQ/edit?disco=AAABOs2QH58&quot;; image(&quot;https://api.qrserver.com/v1/create-qr-code/?size=150x150&amp;data=https://docs.google.com/document/d/1ugBrwMBzjZHBx5u8wkliBE12FARNDAxDz_RmB_EPywQ/edit?disco=AAABOs2QH5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ugBrwMBzjZHBx5u8wkliBE12FARNDAxDz_RmB_EPywQ/edit?disco=AAABOs2QH58" xlink:type="simple">https://docs.google.com/document/d/1ugBrwMBzjZHBx5u8wkliBE12FARNDAxDz_RmB_EPywQ/edit?disco=AAABOs2QH58</text:a></text:p>
          </table:table-cell>
          <table:table-cell table:style-name="ce5" table:formula="of:=HYPERLINK(&quot;https://docs.google.com/document/d/1ugBrwMBzjZHBx5u8wkliBE12FARNDAxDz_RmB_EPywQ/edit?disco=AAABOs2QH5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swOKwxqjKBkUOTPEIr8A1sccn2IGBIq3emRpzOcsHuY/edit?disco=AAABOsWeMIM&quot;; image(&quot;https://api.qrserver.com/v1/create-qr-code/?size=150x150&amp;data=https://docs.google.com/document/d/1swOKwxqjKBkUOTPEIr8A1sccn2IGBIq3emRpzOcsHuY/edit?disco=AAABOsWeMI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wOKwxqjKBkUOTPEIr8A1sccn2IGBIq3emRpzOcsHuY/edit?disco=AAABOsWeMIM" xlink:type="simple">https://docs.google.com/document/d/1swOKwxqjKBkUOTPEIr8A1sccn2IGBIq3emRpzOcsHuY/edit?disco=AAABOsWeMIM</text:a></text:p>
          </table:table-cell>
          <table:table-cell table:style-name="ce5" table:formula="of:=HYPERLINK(&quot;https://docs.google.com/document/d/1swOKwxqjKBkUOTPEIr8A1sccn2IGBIq3emRpzOcsHuY/edit?disco=AAABOsWeMI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G-0xybOLRv4idr--p-OcT7oAfc18uVbAjNGw_fuSS7g/edit?disco=AAABOsf5dyo&quot;; image(&quot;https://api.qrserver.com/v1/create-qr-code/?size=150x150&amp;data=https://docs.google.com/document/d/1G-0xybOLRv4idr--p-OcT7oAfc18uVbAjNGw_fuSS7g/edit?disco=AAABOsf5dy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G-0xybOLRv4idr--p-OcT7oAfc18uVbAjNGw_fuSS7g/edit?disco=AAABOsf5dyo" xlink:type="simple">https://docs.google.com/document/d/1G-0xybOLRv4idr--p-OcT7oAfc18uVbAjNGw_fuSS7g/edit?disco=AAABOsf5dyo</text:a></text:p>
          </table:table-cell>
          <table:table-cell table:style-name="ce5" table:formula="of:=HYPERLINK(&quot;https://docs.google.com/document/d/1G-0xybOLRv4idr--p-OcT7oAfc18uVbAjNGw_fuSS7g/edit?disco=AAABOsf5dy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0z94vcyMtFKLmNnYjhygiEU4SZVRFd4ZGyjG1nssGHY/edit?disco=AAABOrh09HA&quot;; image(&quot;https://api.qrserver.com/v1/create-qr-code/?size=150x150&amp;data=https://docs.google.com/document/d/10z94vcyMtFKLmNnYjhygiEU4SZVRFd4ZGyjG1nssGHY/edit?disco=AAABOrh09H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0z94vcyMtFKLmNnYjhygiEU4SZVRFd4ZGyjG1nssGHY/edit?disco=AAABOrh09HA" xlink:type="simple">https://docs.google.com/document/d/10z94vcyMtFKLmNnYjhygiEU4SZVRFd4ZGyjG1nssGHY/edit?disco=AAABOrh09HA</text:a></text:p>
          </table:table-cell>
          <table:table-cell table:style-name="ce5" table:formula="of:=HYPERLINK(&quot;https://docs.google.com/document/d/10z94vcyMtFKLmNnYjhygiEU4SZVRFd4ZGyjG1nssGHY/edit?disco=AAABOrh09H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YMGMX_eqU3ljQ09eyw49cQpiUyr04ZycDcAOX-3HKZk/edit?disco=AAABOrtCAa0&quot;; image(&quot;https://api.qrserver.com/v1/create-qr-code/?size=150x150&amp;data=https://docs.google.com/document/d/1YMGMX_eqU3ljQ09eyw49cQpiUyr04ZycDcAOX-3HKZk/edit?disco=AAABOrtCAa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MGMX_eqU3ljQ09eyw49cQpiUyr04ZycDcAOX-3HKZk/edit?disco=AAABOrtCAa0" xlink:type="simple">https://docs.google.com/document/d/1YMGMX_eqU3ljQ09eyw49cQpiUyr04ZycDcAOX-3HKZk/edit?disco=AAABOrtCAa0</text:a></text:p>
          </table:table-cell>
          <table:table-cell table:style-name="ce5" table:formula="of:=HYPERLINK(&quot;https://docs.google.com/document/d/1YMGMX_eqU3ljQ09eyw49cQpiUyr04ZycDcAOX-3HKZk/edit?disco=AAABOrtCAa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0X2QMhBLBD34O3zb9KQ8tIvGC_1eYr38XkFt19xWELc/edit?disco=AAABOsRuT7Q&quot;; image(&quot;https://api.qrserver.com/v1/create-qr-code/?size=150x150&amp;data=https://docs.google.com/document/d/10X2QMhBLBD34O3zb9KQ8tIvGC_1eYr38XkFt19xWELc/edit?disco=AAABOsRuT7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0X2QMhBLBD34O3zb9KQ8tIvGC_1eYr38XkFt19xWELc/edit?disco=AAABOsRuT7Q" xlink:type="simple">https://docs.google.com/document/d/10X2QMhBLBD34O3zb9KQ8tIvGC_1eYr38XkFt19xWELc/edit?disco=AAABOsRuT7Q</text:a></text:p>
          </table:table-cell>
          <table:table-cell table:style-name="ce5" table:formula="of:=HYPERLINK(&quot;https://docs.google.com/document/d/10X2QMhBLBD34O3zb9KQ8tIvGC_1eYr38XkFt19xWELc/edit?disco=AAABOsRuT7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wfI-JhfpeGdAVfgGIbm80jWR771M5Ugin7lnEqVwltM/edit?disco=AAABSYbVYg0&quot;; image(&quot;https://api.qrserver.com/v1/create-qr-code/?size=150x150&amp;data=https://docs.google.com/presentation/d/1wfI-JhfpeGdAVfgGIbm80jWR771M5Ugin7lnEqVwltM/edit?disco=AAABSYbVYg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wfI-JhfpeGdAVfgGIbm80jWR771M5Ugin7lnEqVwltM/edit?disco=AAABSYbVYg0" xlink:type="simple">https://docs.google.com/presentation/d/1wfI-JhfpeGdAVfgGIbm80jWR771M5Ugin7lnEqVwltM/edit?disco=AAABSYbVYg0</text:a></text:p>
          </table:table-cell>
          <table:table-cell table:style-name="ce5" table:formula="of:=HYPERLINK(&quot;https://docs.google.com/presentation/d/1wfI-JhfpeGdAVfgGIbm80jWR771M5Ugin7lnEqVwltM/edit?disco=AAABSYbVYg0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_20_best_20_Photo_20_Booth_20_rental_20_Dana_20_Point" style:display-name="PageStyle_the best Photo Booth rental Dana Poi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6" meta:object-count="0"/>
    <meta:generator>LibreOfficeDev/6.0.5.2$Linux_X86_64 LibreOffice_project/</meta:generator>
  </office:meta>
</office:document-meta>
</file>